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25in" table:align="margins" style:writing-mode="lr-tb"/>
    </style:style>
    <style:style style:name="Table10.A" style:family="table-column">
      <style:table-column-properties style:column-width="1.0236in" style:rel-column-width="9686*"/>
    </style:style>
    <style:style style:name="Table10.B" style:family="table-column">
      <style:table-column-properties style:column-width="0.7479in" style:rel-column-width="7077*"/>
    </style:style>
    <style:style style:name="Table10.C" style:family="table-column">
      <style:table-column-properties style:column-width="5.1535in" style:rel-column-width="48772*"/>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6" style:family="table-row">
      <style:table-row-properties style:keep-together="false" fo:keep-together="always"/>
    </style:style>
    <style:style style:name="Table8" style:family="table">
      <style:table-properties style:width="6.925in" table:align="margins" fo:keep-with-next="always" style:writing-mode="lr-tb"/>
    </style:style>
    <style:style style:name="Table8.A" style:family="table-column">
      <style:table-column-properties style:column-width="1.1653in" style:rel-column-width="11027*"/>
    </style:style>
    <style:style style:name="Table8.B" style:family="table-column">
      <style:table-column-properties style:column-width="5.7597in" style:rel-column-width="545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fo:keep-with-next="always" style:writing-mode="lr-tb"/>
    </style:style>
    <style:style style:name="Table11.A" style:family="table-column">
      <style:table-column-properties style:column-width="0.6924in" style:rel-column-width="6552*"/>
    </style:style>
    <style:style style:name="Table11.B" style:family="table-column">
      <style:table-column-properties style:column-width="0.6924in" style:rel-column-width="6554*"/>
    </style:style>
    <style:style style:name="Table11.D" style:family="table-column">
      <style:table-column-properties style:column-width="0.6924in" style:rel-column-width="6553*"/>
    </style:style>
    <style:style style:name="Table11.I" style:family="table-column">
      <style:table-column-properties style:column-width="0.6924in" style:rel-column-width="6555*"/>
    </style:style>
    <style:style style:name="Table11.A1" style:family="table-cell">
      <style:table-cell-properties fo:padding="0.0382in" fo:border-left="0.0007in solid #000000" fo:border-right="none" fo:border-top="0.0007in solid #000000" fo:border-bottom="0.0007in solid #000000"/>
    </style:style>
    <style:style style:name="Table11.J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J2" style:family="table-cell">
      <style:table-cell-properties fo:padding="0.0382in" fo:border-left="0.0007in solid #000000" fo:border-right="0.0007in solid #000000"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2" style:family="table">
      <style:table-properties style:width="6.925in" table:align="margins" fo:keep-with-next="always" style:writing-mode="lr-tb"/>
    </style:style>
    <style:style style:name="Table2.A" style:family="table-column">
      <style:table-column-properties style:column-width="1.1813in" style:rel-column-width="11178*"/>
    </style:style>
    <style:style style:name="Table2.B" style:family="table-column">
      <style:table-column-properties style:column-width="1.0389in" style:rel-column-width="9831*"/>
    </style:style>
    <style:style style:name="Table2.C" style:family="table-column">
      <style:table-column-properties style:column-width="1.0236in" style:rel-column-width="9686*"/>
    </style:style>
    <style:style style:name="Table2.D" style:family="table-column">
      <style:table-column-properties style:column-width="2.0556in" style:rel-column-width="19452*"/>
    </style:style>
    <style:style style:name="Table2.E" style:family="table-column">
      <style:table-column-properties style:column-width="1.6257in" style:rel-column-width="15388*"/>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2111in" style:rel-column-width="11461*"/>
    </style:style>
    <style:style style:name="Table3.B" style:family="table-column">
      <style:table-column-properties style:column-width="0.6in" style:rel-column-width="5678*"/>
    </style:style>
    <style:style style:name="Table3.C" style:family="table-column">
      <style:table-column-properties style:column-width="0.5792in" style:rel-column-width="5480*"/>
    </style:style>
    <style:style style:name="Table3.D" style:family="table-column">
      <style:table-column-properties style:column-width="0.5972in" style:rel-column-width="5651*"/>
    </style:style>
    <style:style style:name="Table3.E" style:family="table-column">
      <style:table-column-properties style:column-width="1.5514in" style:rel-column-width="14684*"/>
    </style:style>
    <style:style style:name="Table3.F" style:family="table-column">
      <style:table-column-properties style:column-width="2.3861in" style:rel-column-width="22581*"/>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2111in" style:rel-column-width="11461*"/>
    </style:style>
    <style:style style:name="Table4.B" style:family="table-column">
      <style:table-column-properties style:column-width="0.6in" style:rel-column-width="5678*"/>
    </style:style>
    <style:style style:name="Table4.C" style:family="table-column">
      <style:table-column-properties style:column-width="0.5792in" style:rel-column-width="5480*"/>
    </style:style>
    <style:style style:name="Table4.D" style:family="table-column">
      <style:table-column-properties style:column-width="0.5972in" style:rel-column-width="5651*"/>
    </style:style>
    <style:style style:name="Table4.E" style:family="table-column">
      <style:table-column-properties style:column-width="1.5514in" style:rel-column-width="14684*"/>
    </style:style>
    <style:style style:name="Table4.F" style:family="table-column">
      <style:table-column-properties style:column-width="2.3861in" style:rel-column-width="22581*"/>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2111in" style:rel-column-width="11461*"/>
    </style:style>
    <style:style style:name="Table5.B" style:family="table-column">
      <style:table-column-properties style:column-width="0.6in" style:rel-column-width="5678*"/>
    </style:style>
    <style:style style:name="Table5.C" style:family="table-column">
      <style:table-column-properties style:column-width="0.5792in" style:rel-column-width="5480*"/>
    </style:style>
    <style:style style:name="Table5.D" style:family="table-column">
      <style:table-column-properties style:column-width="0.5972in" style:rel-column-width="5651*"/>
    </style:style>
    <style:style style:name="Table5.E" style:family="table-column">
      <style:table-column-properties style:column-width="1.5514in" style:rel-column-width="14684*"/>
    </style:style>
    <style:style style:name="Table5.F" style:family="table-column">
      <style:table-column-properties style:column-width="2.3861in" style:rel-column-width="22581*"/>
    </style:style>
    <style:style style:name="Table5.A1" style:family="table-cell">
      <style:table-cell-properties fo:padding="0.0382in" fo:border-left="0.0007in solid #000000" fo:border-right="none" fo:border-top="0.0007in solid #000000" fo:border-bottom="0.0007in solid #000000"/>
    </style:style>
    <style:style style:name="Table5.F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2111in" style:rel-column-width="11461*"/>
    </style:style>
    <style:style style:name="Table6.B" style:family="table-column">
      <style:table-column-properties style:column-width="0.6in" style:rel-column-width="5678*"/>
    </style:style>
    <style:style style:name="Table6.C" style:family="table-column">
      <style:table-column-properties style:column-width="0.5792in" style:rel-column-width="5480*"/>
    </style:style>
    <style:style style:name="Table6.D" style:family="table-column">
      <style:table-column-properties style:column-width="0.5972in" style:rel-column-width="5651*"/>
    </style:style>
    <style:style style:name="Table6.E" style:family="table-column">
      <style:table-column-properties style:column-width="1.5514in" style:rel-column-width="14684*"/>
    </style:style>
    <style:style style:name="Table6.F" style:family="table-column">
      <style:table-column-properties style:column-width="2.3861in" style:rel-column-width="22581*"/>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1.2111in" style:rel-column-width="11461*"/>
    </style:style>
    <style:style style:name="Table7.B" style:family="table-column">
      <style:table-column-properties style:column-width="0.6in" style:rel-column-width="5678*"/>
    </style:style>
    <style:style style:name="Table7.C" style:family="table-column">
      <style:table-column-properties style:column-width="0.5792in" style:rel-column-width="5480*"/>
    </style:style>
    <style:style style:name="Table7.D" style:family="table-column">
      <style:table-column-properties style:column-width="0.5972in" style:rel-column-width="5651*"/>
    </style:style>
    <style:style style:name="Table7.E" style:family="table-column">
      <style:table-column-properties style:column-width="1.5514in" style:rel-column-width="14684*"/>
    </style:style>
    <style:style style:name="Table7.F" style:family="table-column">
      <style:table-column-properties style:column-width="2.3861in" style:rel-column-width="22581*"/>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F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writing-mode="lr-tb"/>
    </style:style>
    <style:style style:name="Table9.A" style:family="table-column">
      <style:table-column-properties style:column-width="1.2118in" style:rel-column-width="11467*"/>
    </style:style>
    <style:style style:name="Table9.B" style:family="table-column">
      <style:table-column-properties style:column-width="0.6in" style:rel-column-width="5678*"/>
    </style:style>
    <style:style style:name="Table9.C" style:family="table-column">
      <style:table-column-properties style:column-width="0.5792in" style:rel-column-width="5480*"/>
    </style:style>
    <style:style style:name="Table9.D" style:family="table-column">
      <style:table-column-properties style:column-width="0.5972in" style:rel-column-width="5651*"/>
    </style:style>
    <style:style style:name="Table9.E" style:family="table-column">
      <style:table-column-properties style:column-width="1.6083in" style:rel-column-width="15219*"/>
    </style:style>
    <style:style style:name="Table9.F" style:family="table-column">
      <style:table-column-properties style:column-width="2.3292in" style:rel-column-width="22040*"/>
    </style:style>
    <style:style style:name="Table9.A1" style:family="table-cell">
      <style:table-cell-properties fo:padding="0.0382in" fo:border-left="0.0007in solid #000000" fo:border-right="none" fo:border-top="0.0007in solid #000000" fo:border-bottom="0.0007in solid #000000"/>
    </style:style>
    <style:style style:name="Table9.F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F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writing-mode="lr-tb"/>
    </style:style>
    <style:style style:name="Table12.A" style:family="table-column">
      <style:table-column-properties style:column-width="1.2118in" style:rel-column-width="11467*"/>
    </style:style>
    <style:style style:name="Table12.B" style:family="table-column">
      <style:table-column-properties style:column-width="0.6in" style:rel-column-width="5678*"/>
    </style:style>
    <style:style style:name="Table12.C" style:family="table-column">
      <style:table-column-properties style:column-width="0.5792in" style:rel-column-width="5480*"/>
    </style:style>
    <style:style style:name="Table12.D" style:family="table-column">
      <style:table-column-properties style:column-width="0.5972in" style:rel-column-width="5651*"/>
    </style:style>
    <style:style style:name="Table12.E" style:family="table-column">
      <style:table-column-properties style:column-width="1.6083in" style:rel-column-width="15219*"/>
    </style:style>
    <style:style style:name="Table12.F" style:family="table-column">
      <style:table-column-properties style:column-width="2.3292in" style:rel-column-width="22040*"/>
    </style:style>
    <style:style style:name="Table12.A1" style:family="table-cell">
      <style:table-cell-properties fo:padding="0.0382in" fo:border-left="0.0007in solid #000000" fo:border-right="none" fo:border-top="0.0007in solid #000000" fo:border-bottom="0.0007in solid #000000"/>
    </style:style>
    <style:style style:name="Table12.F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F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may-break-between-rows="true" style:writing-mode="lr-tb"/>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1" style:family="table-row">
      <style:table-row-properties style:keep-together="false" fo:keep-together="always"/>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writing-mode="lr-tb"/>
    </style:style>
    <style:style style:name="Table14.A" style:family="table-column">
      <style:table-column-properties style:column-width="1.2111in" style:rel-column-width="11461*"/>
    </style:style>
    <style:style style:name="Table14.B" style:family="table-column">
      <style:table-column-properties style:column-width="0.6in" style:rel-column-width="5678*"/>
    </style:style>
    <style:style style:name="Table14.C" style:family="table-column">
      <style:table-column-properties style:column-width="0.5792in" style:rel-column-width="5480*"/>
    </style:style>
    <style:style style:name="Table14.D" style:family="table-column">
      <style:table-column-properties style:column-width="0.5972in" style:rel-column-width="5651*"/>
    </style:style>
    <style:style style:name="Table14.E" style:family="table-column">
      <style:table-column-properties style:column-width="0.8736in" style:rel-column-width="8267*"/>
    </style:style>
    <style:style style:name="Table14.F" style:family="table-column">
      <style:table-column-properties style:column-width="1.3563in" style:rel-column-width="12834*"/>
    </style:style>
    <style:style style:name="Table14.G" style:family="table-column">
      <style:table-column-properties style:column-width="1.7083in" style:rel-column-width="16164*"/>
    </style:style>
    <style:style style:name="Table14.A1" style:family="table-cell">
      <style:table-cell-properties fo:padding="0.0382in" fo:border-left="0.0007in solid #000000" fo:border-right="none" fo:border-top="0.0007in solid #000000" fo:border-bottom="0.0007in solid #000000"/>
    </style:style>
    <style:style style:name="Table14.G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G2" style:family="table-cell">
      <style:table-cell-properties fo:padding="0.0382in" fo:border-left="0.0007in solid #000000" fo:border-right="0.0007in solid #000000" fo:border-top="none" fo:border-bottom="0.0007in solid #000000"/>
    </style:style>
    <style:style style:name="Table15" style:family="table">
      <style:table-properties style:width="6.925in" table:align="margins" style:writing-mode="lr-tb"/>
    </style:style>
    <style:style style:name="Table15.A" style:family="table-column">
      <style:table-column-properties style:column-width="1.2111in" style:rel-column-width="11461*"/>
    </style:style>
    <style:style style:name="Table15.B" style:family="table-column">
      <style:table-column-properties style:column-width="0.6in" style:rel-column-width="5678*"/>
    </style:style>
    <style:style style:name="Table15.C" style:family="table-column">
      <style:table-column-properties style:column-width="0.5792in" style:rel-column-width="5480*"/>
    </style:style>
    <style:style style:name="Table15.D" style:family="table-column">
      <style:table-column-properties style:column-width="0.5972in" style:rel-column-width="5651*"/>
    </style:style>
    <style:style style:name="Table15.E" style:family="table-column">
      <style:table-column-properties style:column-width="0.8736in" style:rel-column-width="8267*"/>
    </style:style>
    <style:style style:name="Table15.F" style:family="table-column">
      <style:table-column-properties style:column-width="1.3563in" style:rel-column-width="12834*"/>
    </style:style>
    <style:style style:name="Table15.G" style:family="table-column">
      <style:table-column-properties style:column-width="1.7083in" style:rel-column-width="16164*"/>
    </style:style>
    <style:style style:name="Table15.A1" style:family="table-cell">
      <style:table-cell-properties fo:padding="0.0382in" fo:border-left="0.0007in solid #000000" fo:border-right="none" fo:border-top="0.0007in solid #000000" fo:border-bottom="0.0007in solid #000000"/>
    </style:style>
    <style:style style:name="Table15.G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G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may-break-between-rows="false" style:writing-mode="lr-tb"/>
    </style:style>
    <style:style style:name="Table16.A" style:family="table-column">
      <style:table-column-properties style:column-width="1.2111in" style:rel-column-width="11461*"/>
    </style:style>
    <style:style style:name="Table16.B" style:family="table-column">
      <style:table-column-properties style:column-width="0.6in" style:rel-column-width="5678*"/>
    </style:style>
    <style:style style:name="Table16.C" style:family="table-column">
      <style:table-column-properties style:column-width="0.5792in" style:rel-column-width="5480*"/>
    </style:style>
    <style:style style:name="Table16.D" style:family="table-column">
      <style:table-column-properties style:column-width="0.5972in" style:rel-column-width="5651*"/>
    </style:style>
    <style:style style:name="Table16.E" style:family="table-column">
      <style:table-column-properties style:column-width="0.8736in" style:rel-column-width="8267*"/>
    </style:style>
    <style:style style:name="Table16.F" style:family="table-column">
      <style:table-column-properties style:column-width="1.3563in" style:rel-column-width="12834*"/>
    </style:style>
    <style:style style:name="Table16.G" style:family="table-column">
      <style:table-column-properties style:column-width="1.7083in" style:rel-column-width="16164*"/>
    </style:style>
    <style:style style:name="Table16.A1" style:family="table-cell">
      <style:table-cell-properties fo:padding="0.0382in" fo:border-left="0.0007in solid #000000" fo:border-right="none" fo:border-top="0.0007in solid #000000" fo:border-bottom="0.0007in solid #000000"/>
    </style:style>
    <style:style style:name="Table16.G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G2" style:family="table-cell">
      <style:table-cell-properties fo:padding="0.0382in" fo:border-left="0.0007in solid #000000" fo:border-right="0.0007in solid #000000" fo:border-top="none" fo:border-bottom="0.0007in solid #000000"/>
    </style:style>
    <style:style style:name="Table17" style:family="table">
      <style:table-properties style:width="6.925in" table:align="margins" style:may-break-between-rows="false" style:writing-mode="lr-tb"/>
    </style:style>
    <style:style style:name="Table17.A" style:family="table-column">
      <style:table-column-properties style:column-width="1.2111in" style:rel-column-width="11461*"/>
    </style:style>
    <style:style style:name="Table17.B" style:family="table-column">
      <style:table-column-properties style:column-width="0.6in" style:rel-column-width="5678*"/>
    </style:style>
    <style:style style:name="Table17.C" style:family="table-column">
      <style:table-column-properties style:column-width="0.5792in" style:rel-column-width="5480*"/>
    </style:style>
    <style:style style:name="Table17.D" style:family="table-column">
      <style:table-column-properties style:column-width="0.5972in" style:rel-column-width="5651*"/>
    </style:style>
    <style:style style:name="Table17.E" style:family="table-column">
      <style:table-column-properties style:column-width="0.8736in" style:rel-column-width="8267*"/>
    </style:style>
    <style:style style:name="Table17.F" style:family="table-column">
      <style:table-column-properties style:column-width="1.3563in" style:rel-column-width="12834*"/>
    </style:style>
    <style:style style:name="Table17.G" style:family="table-column">
      <style:table-column-properties style:column-width="1.7083in" style:rel-column-width="16164*"/>
    </style:style>
    <style:style style:name="Table17.1" style:family="table-row">
      <style:table-row-properties style:keep-together="false" fo:keep-together="always"/>
    </style:style>
    <style:style style:name="Table17.A1" style:family="table-cell">
      <style:table-cell-properties fo:padding="0.0382in" fo:border-left="0.0007in solid #000000" fo:border-right="none" fo:border-top="0.0007in solid #000000" fo:border-bottom="0.0007in solid #000000"/>
    </style:style>
    <style:style style:name="Table17.G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G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writing-mode="lr-tb"/>
    </style:style>
    <style:style style:name="Table18.A" style:family="table-column">
      <style:table-column-properties style:column-width="1.2111in" style:rel-column-width="11461*"/>
    </style:style>
    <style:style style:name="Table18.B" style:family="table-column">
      <style:table-column-properties style:column-width="0.6in" style:rel-column-width="5678*"/>
    </style:style>
    <style:style style:name="Table18.C" style:family="table-column">
      <style:table-column-properties style:column-width="0.5792in" style:rel-column-width="5480*"/>
    </style:style>
    <style:style style:name="Table18.D" style:family="table-column">
      <style:table-column-properties style:column-width="0.5972in" style:rel-column-width="5651*"/>
    </style:style>
    <style:style style:name="Table18.E" style:family="table-column">
      <style:table-column-properties style:column-width="0.8736in" style:rel-column-width="8267*"/>
    </style:style>
    <style:style style:name="Table18.F" style:family="table-column">
      <style:table-column-properties style:column-width="1.3563in" style:rel-column-width="12834*"/>
    </style:style>
    <style:style style:name="Table18.G" style:family="table-column">
      <style:table-column-properties style:column-width="1.7083in" style:rel-column-width="16164*"/>
    </style:style>
    <style:style style:name="Table18.A1" style:family="table-cell">
      <style:table-cell-properties fo:padding="0.0382in" fo:border-left="0.0007in solid #000000" fo:border-right="none" fo:border-top="0.0007in solid #000000" fo:border-bottom="0.0007in solid #000000"/>
    </style:style>
    <style:style style:name="Table18.G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G2" style:family="table-cell">
      <style:table-cell-properties fo:padding="0.0382in" fo:border-left="0.0007in solid #000000" fo:border-right="0.0007in solid #000000" fo:border-top="none" fo:border-bottom="0.0007in solid #000000"/>
    </style:style>
    <style:style style:name="Table19" style:family="table">
      <style:table-properties style:width="6.925in" table:align="margins" style:writing-mode="lr-tb"/>
    </style:style>
    <style:style style:name="Table19.A" style:family="table-column">
      <style:table-column-properties style:column-width="1.2118in" style:rel-column-width="11467*"/>
    </style:style>
    <style:style style:name="Table19.B" style:family="table-column">
      <style:table-column-properties style:column-width="0.6in" style:rel-column-width="5678*"/>
    </style:style>
    <style:style style:name="Table19.C" style:family="table-column">
      <style:table-column-properties style:column-width="0.5792in" style:rel-column-width="5480*"/>
    </style:style>
    <style:style style:name="Table19.D" style:family="table-column">
      <style:table-column-properties style:column-width="0.5972in" style:rel-column-width="5651*"/>
    </style:style>
    <style:style style:name="Table19.E" style:family="table-column">
      <style:table-column-properties style:column-width="0.9868in" style:rel-column-width="9338*"/>
    </style:style>
    <style:style style:name="Table19.F" style:family="table-column">
      <style:table-column-properties style:column-width="1.2431in" style:rel-column-width="11763*"/>
    </style:style>
    <style:style style:name="Table19.G" style:family="table-column">
      <style:table-column-properties style:column-width="1.7076in" style:rel-column-width="16158*"/>
    </style:style>
    <style:style style:name="Table19.A1" style:family="table-cell">
      <style:table-cell-properties fo:padding="0.0382in" fo:border-left="0.0007in solid #000000" fo:border-right="none" fo:border-top="0.0007in solid #000000" fo:border-bottom="0.0007in solid #000000"/>
    </style:style>
    <style:style style:name="Table19.G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G2" style:family="table-cell">
      <style:table-cell-properties fo:padding="0.0382in" fo:border-left="0.0007in solid #000000" fo:border-right="0.0007in solid #000000" fo:border-top="none" fo:border-bottom="0.0007in solid #000000"/>
    </style:style>
    <style:style style:name="Table20" style:family="table">
      <style:table-properties style:width="6.925in" table:align="margins" style:writing-mode="lr-tb"/>
    </style:style>
    <style:style style:name="Table20.A" style:family="table-column">
      <style:table-column-properties style:column-width="1.2118in" style:rel-column-width="11467*"/>
    </style:style>
    <style:style style:name="Table20.B" style:family="table-column">
      <style:table-column-properties style:column-width="0.6in" style:rel-column-width="5678*"/>
    </style:style>
    <style:style style:name="Table20.C" style:family="table-column">
      <style:table-column-properties style:column-width="0.5792in" style:rel-column-width="5480*"/>
    </style:style>
    <style:style style:name="Table20.D" style:family="table-column">
      <style:table-column-properties style:column-width="0.5972in" style:rel-column-width="5651*"/>
    </style:style>
    <style:style style:name="Table20.E" style:family="table-column">
      <style:table-column-properties style:column-width="0.9868in" style:rel-column-width="9338*"/>
    </style:style>
    <style:style style:name="Table20.F" style:family="table-column">
      <style:table-column-properties style:column-width="1.2431in" style:rel-column-width="11763*"/>
    </style:style>
    <style:style style:name="Table20.G" style:family="table-column">
      <style:table-column-properties style:column-width="1.7076in" style:rel-column-width="16158*"/>
    </style:style>
    <style:style style:name="Table20.A1" style:family="table-cell">
      <style:table-cell-properties fo:padding="0.0382in" fo:border-left="0.0007in solid #000000" fo:border-right="none" fo:border-top="0.0007in solid #000000" fo:border-bottom="0.0007in solid #000000"/>
    </style:style>
    <style:style style:name="Table20.G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G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First_20_Page">
      <style:paragraph-properties style:page-number="auto"/>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text-properties fo:font-style="italic" style:font-style-asian="italic" style:font-style-complex="italic"/>
    </style:style>
    <style:style style:name="P14" style:family="paragraph" style:parent-style-name="Standard">
      <style:paragraph-properties fo:text-align="center" style:justify-single-word="false"/>
    </style:style>
    <style:style style:name="P15" style:family="paragraph" style:parent-style-name="Standard">
      <style:paragraph-properties fo:text-align="start" style:justify-single-word="false"/>
    </style:style>
    <style:style style:name="P16" style:family="paragraph" style:parent-style-name="Standard">
      <style:paragraph-properties fo:margin-left="0.5in" fo:margin-right="0in" fo:text-indent="0in" style:auto-text-indent="false"/>
    </style:style>
    <style:style style:name="P17"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Heading">
      <style:paragraph-properties fo:text-align="center" style:justify-single-word="false"/>
    </style:style>
    <style:style style:name="P21" style:family="paragraph" style:parent-style-name="Standard">
      <style:paragraph-properties fo:background-color="transparent">
        <style:background-image/>
      </style:paragraph-properties>
    </style:style>
    <style:style style:name="P22" style:family="paragraph" style:parent-style-name="Standard">
      <style:paragraph-properties fo:break-before="page"/>
    </style:style>
    <style:style style:name="P23" style:family="paragraph" style:parent-style-name="Contents_20_5">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4">
      <style:paragraph-properties>
        <style:tab-stops>
          <style:tab-stop style:position="6.9252in" style:type="right" style:leader-style="dotted" style:leader-text="."/>
        </style:tab-stops>
      </style:paragraph-properties>
    </style:style>
    <style:style style:name="P2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9" style:family="paragraph" style:parent-style-name="Standard" style:master-page-name="First_20_Page">
      <style:paragraph-properties style:page-number="auto"/>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7"/>
    <style:style style:name="P37" style:family="paragraph" style:parent-style-name="Standard" style:list-style-name="L8"/>
    <style:style style:name="P38" style:family="paragraph" style:parent-style-name="Standard" style:list-style-name="L9"/>
    <style:style style:name="P39" style:family="paragraph" style:parent-style-name="Standard" style:list-style-name="L10"/>
    <style:style style:name="P40" style:family="paragraph" style:parent-style-name="Standard" style:list-style-name="L11"/>
    <style:style style:name="P41" style:family="paragraph" style:parent-style-name="Standard" style:list-style-name="L1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2" style:family="paragraph" style:parent-style-name="Standard" style:list-style-name="L12"/>
    <style:style style:name="P43" style:family="paragraph" style:parent-style-name="Standard" style:list-style-name="L13"/>
    <style:style style:name="P44" style:family="paragraph" style:parent-style-name="Standard" style:list-style-name="L14"/>
    <style:style style:name="P45" style:family="paragraph" style:parent-style-name="Standard" style:list-style-name="L15"/>
    <style:style style:name="P46" style:family="paragraph" style:parent-style-name="Standard" style:list-style-name="L16"/>
    <style:style style:name="P47" style:family="paragraph" style:parent-style-name="Standard" style:list-style-name="L17"/>
    <style:style style:name="P48" style:family="paragraph" style:parent-style-name="Standard" style:list-style-name="L18"/>
    <style:style style:name="P49" style:family="paragraph" style:parent-style-name="Standard" style:list-style-name="L19"/>
    <style:style style:name="P50" style:family="paragraph" style:parent-style-name="Standard" style:list-style-name="L20"/>
    <style:style style:name="P51" style:family="paragraph" style:parent-style-name="Standard" style:list-style-name="L21"/>
    <style:style style:name="P52" style:family="paragraph" style:parent-style-name="Standard" style:list-style-name="L22"/>
    <style:style style:name="P53" style:family="paragraph" style:parent-style-name="Standard" style:list-style-name="L23"/>
    <style:style style:name="P54" style:family="paragraph" style:parent-style-name="Standard" style:list-style-name="L24"/>
    <style:style style:name="P55" style:family="paragraph" style:parent-style-name="Standard" style:list-style-name="L25"/>
    <style:style style:name="P56" style:family="paragraph">
      <style:paragraph-properties style:writing-mode="lr-tb"/>
    </style:style>
    <style:style style:name="P57"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8pt" fo:font-weight="normal"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fo:language="en" fo:country="US" style:font-name-asian="Times New Roman" style:font-name-complex="Times New Roman" style:language-complex="ar" style:country-complex="SA"/>
    </style:style>
    <style:style style:name="T11" style:family="text">
      <style:text-properties style:use-window-font-color="true" fo:language="en" fo:country="US" style:font-name-asian="Helvetica1" style:font-name-complex="Helvetica1" style:language-complex="ar" style:country-complex="SA"/>
    </style:style>
    <style:style style:name="T12" style:family="text">
      <style:text-properties style:use-window-font-color="true" style:font-name="Arial1" fo:font-size="11.8999996185303pt" fo:language="en" fo:country="US" fo:font-style="italic" fo:font-weight="bold" style:font-name-asian="Arial Unicode MS1" style:font-size-asian="11.8999996185303pt" style:font-style-asian="italic" style:font-weight-asian="bold" style:font-name-complex="Tahoma1" style:font-size-complex="11.8999996185303pt" style:language-complex="ar" style:country-complex="SA" style:font-style-complex="italic" style:font-weight-complex="bold"/>
    </style:style>
    <style:style style:name="T13" style:family="text">
      <style:text-properties fo:language="en" fo:country="US"/>
    </style:style>
    <style:style style:name="T14" style:family="text">
      <style:text-properties style:text-underline-style="solid" style:text-underline-width="auto" style:text-underline-color="font-color"/>
    </style:style>
    <style:style style:name="T15" style:family="text">
      <style:text-properties fo:background-color="#99ccff"/>
    </style:style>
    <style:style style:name="T16" style:family="text">
      <style:text-properties fo:background-color="#eb613d"/>
    </style:style>
    <style:style style:name="T17" style:family="text">
      <style:text-properties style:text-position="super 58%"/>
    </style:style>
    <style:style style:name="T18" style:family="text">
      <style:text-properties fo:font-style="italic" style:font-style-asian="italic" style:font-style-complex="italic"/>
    </style:style>
    <style:style style:name="T19" style:family="text">
      <style:text-properties fo:background-color="transparent"/>
    </style:style>
    <style:style style:name="T2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375218560" text:id="ct375218560">
          <text:deletion>
            <office:change-info>
              <dc:creator>David Harris</dc:creator>
              <dc:date>2013-02-11T08:19:00</dc:date>
            </office:change-info>
            <text:p text:style-name="P1">This Working Note contains informative discussion and background for the OpenLCB CAN Message Network. It's under active development, which means it's messy. <text:s/>It is written in several voices because parts will eventually become a Standard and other parts a Technical Note.</text:p>
          </text:deletion>
        </text:changed-region>
        <text:changed-region xml:id="ct375091600" text:id="ct375091600">
          <text:deletion>
            <office:change-info>
              <dc:creator>David Harris</dc:creator>
              <dc:date>2013-02-11T08:19:00</dc:date>
            </office:change-info>
            <text:p text:style-name="Standard">explanatory</text:p>
          </text:deletion>
        </text:changed-region>
        <text:changed-region xml:id="ct352891792" text:id="ct352891792">
          <text:insertion>
            <office:change-info>
              <dc:creator>David Harris</dc:creator>
              <dc:date>2013-02-11T08:19:00</dc:date>
            </office:change-info>
          </text:insertion>
        </text:changed-region>
        <text:changed-region xml:id="ct482234368" text:id="ct482234368">
          <text:deletion>
            <office:change-info>
              <dc:creator>David Harris</dc:creator>
              <dc:date>2013-02-11T08:19:00</dc:date>
            </office:change-info>
            <text:p text:style-name="Standard">(future Technical Note) </text:p>
          </text:deletion>
        </text:changed-region>
        <text:changed-region xml:id="ct489580912" text:id="ct489580912">
          <text:deletion>
            <office:change-info>
              <dc:creator>David Harris</dc:creator>
              <dc:date>2013-02-11T08:19:00</dc:date>
            </office:change-info>
            <text:p text:style-name="Standard">informative</text:p>
          </text:deletion>
        </text:changed-region>
        <text:changed-region xml:id="ct352891888" text:id="ct352891888">
          <text:insertion>
            <office:change-info>
              <dc:creator>David Harris</dc:creator>
              <dc:date>2013-02-11T08:19:00</dc:date>
            </office:change-info>
          </text:insertion>
        </text:changed-region>
        <text:changed-region xml:id="ct302968800" text:id="ct302968800">
          <text:insertion>
            <office:change-info>
              <dc:creator>David Harris</dc:creator>
              <dc:date>2013-02-11T08:20:00</dc:date>
            </office:change-info>
          </text:insertion>
        </text:changed-region>
        <text:changed-region xml:id="ct353202096" text:id="ct353202096">
          <text:deletion>
            <office:change-info>
              <dc:creator>David Harris</dc:creator>
              <dc:date>2013-02-11T08:20:00</dc:date>
            </office:change-info>
            <text:p text:style-name="Standard">for the (eventual) </text:p>
          </text:deletion>
        </text:changed-region>
        <text:changed-region xml:id="ct302968896" text:id="ct302968896">
          <text:insertion>
            <office:change-info>
              <dc:creator>David Harris</dc:creator>
              <dc:date>2013-02-11T08:20:00</dc:date>
            </office:change-info>
          </text:insertion>
        </text:changed-region>
        <text:changed-region xml:id="ct353202192" text:id="ct353202192">
          <text:insertion>
            <office:change-info>
              <dc:creator>David Harris</dc:creator>
              <dc:date>2013-02-11T08:21:00</dc:date>
            </office:change-info>
          </text:insertion>
        </text:changed-region>
        <text:changed-region xml:id="ct374865888" text:id="ct374865888">
          <text:deletion>
            <office:change-info>
              <dc:creator>David Harris</dc:creator>
              <dc:date>2013-02-11T08:21:00</dc:date>
            </office:change-info>
            <text:p text:style-name="Standard">CAN</text:p>
          </text:deletion>
        </text:changed-region>
        <text:changed-region xml:id="ct489617184" text:id="ct489617184">
          <text:deletion>
            <office:change-info>
              <dc:creator>David Harris</dc:creator>
              <dc:date>2013-02-11T08:21:00</dc:date>
            </office:change-info>
            <text:p text:style-name="Standard">Specification</text:p>
          </text:deletion>
        </text:changed-region>
        <text:changed-region xml:id="ct302098976" text:id="ct302098976">
          <text:insertion>
            <office:change-info>
              <dc:creator>David Harris</dc:creator>
              <dc:date>2013-02-11T08:21:00</dc:date>
            </office:change-info>
          </text:insertion>
        </text:changed-region>
        <text:changed-region xml:id="ct302259024" text:id="ct302259024">
          <text:deletion>
            <office:change-info>
              <dc:creator>David Harris</dc:creator>
              <dc:date>2013-02-11T08:22:00</dc:date>
            </office:change-info>
            <text:h text:style-name="Heading_20_1" text:outline-level="1" text:is-list-header="true">Annotations to the Specification</text:h>
            <text:p text:style-name="Standard">This section provides background information on corresponding sections of the Specification document. It's expected that two documents will be read together.</text:p>
            <text:h text:style-name="Heading_20_2" text:outline-level="2" text:is-list-header="true">Introduction</text:h>
            <text:p text:style-name="Standard">OpenLCB is based on a global exchange of individual messages. This specification defines <text:span text:style-name="T1">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deletion>
        </text:changed-region>
        <text:changed-region xml:id="ct353174832" text:id="ct353174832">
          <text:deletion>
            <office:change-info>
              <dc:creator>David Harris</dc:creator>
              <dc:date>2013-02-11T08:23:00</dc:date>
            </office:change-info>
            <text:p text:style-name="Standard">All OpenLCB protocols are built upon the exchange of messages. <text:s/>Higher-level protocols for exchange of data via datagrams, events and for other purposes are constructed using messages as described here.</text:p>
          </text:deletion>
        </text:changed-region>
        <text:changed-region xml:id="ct374988368" text:id="ct374988368">
          <text:insertion>
            <office:change-info>
              <dc:creator>Bob Jacobsen</dc:creator>
              <dc:date>2013-04-28T01:46:00</dc:date>
            </office:change-info>
          </text:insertion>
        </text:changed-region>
        <text:changed-region xml:id="ct462431936" text:id="ct462431936">
          <text:insertion>
            <office:change-info>
              <dc:creator>Bob Jacobsen</dc:creator>
              <dc:date>2013-04-28T01:47:00</dc:date>
            </office:change-info>
          </text:insertion>
        </text:changed-region>
        <text:changed-region xml:id="ct353252576" text:id="ct353252576">
          <text:insertion>
            <office:change-info>
              <dc:creator>Bob Jacobsen</dc:creator>
              <dc:date>2013-03-24T14:50:00</dc:date>
            </office:change-info>
          </text:insertion>
        </text:changed-region>
        <text:changed-region xml:id="ct372145088" text:id="ct372145088">
          <text:insertion>
            <office:change-info>
              <dc:creator>Bob Jacobsen</dc:creator>
              <dc:date>2013-02-05T07:50:00</dc:date>
            </office:change-info>
          </text:insertion>
        </text:changed-region>
        <text:changed-region xml:id="ct372145296" text:id="ct372145296">
          <text:insertion>
            <office:change-info>
              <dc:creator>Bob Jacobsen</dc:creator>
              <dc:date>2013-02-05T07:50:00</dc:date>
            </office:change-info>
          </text:insertion>
        </text:changed-region>
        <text:changed-region xml:id="ct374992368" text:id="ct374992368">
          <text:deletion>
            <office:change-info>
              <dc:creator>Bob Jacobsen</dc:creator>
              <dc:date>2013-02-05T07:50:00</dc:date>
            </office:change-info>
            <text:p text:style-name="Standard">this</text:p>
          </text:deletion>
        </text:changed-region>
        <text:changed-region xml:id="ct374992208" text:id="ct374992208">
          <text:insertion>
            <office:change-info>
              <dc:creator>Bob Jacobsen</dc:creator>
              <dc:date>2013-02-05T07:50:00</dc:date>
            </office:change-info>
          </text:insertion>
        </text:changed-region>
        <text:changed-region xml:id="ct374685152" text:id="ct374685152">
          <text:insertion>
            <office:change-info>
              <dc:creator>Bob Jacobsen</dc:creator>
              <dc:date>2013-02-05T07:50:00</dc:date>
            </office:change-info>
          </text:insertion>
        </text:changed-region>
        <text:changed-region xml:id="ct484277168" text:id="ct484277168">
          <text:insertion>
            <office:change-info>
              <dc:creator>David Harris</dc:creator>
              <dc:date>2013-02-14T00:38:00</dc:date>
            </office:change-info>
          </text:insertion>
        </text:changed-region>
        <text:changed-region xml:id="ct372103456" text:id="ct372103456">
          <text:insertion>
            <office:change-info>
              <dc:creator>David Harris</dc:creator>
              <dc:date>2013-02-14T00:40:00</dc:date>
            </office:change-info>
          </text:insertion>
        </text:changed-region>
        <text:changed-region xml:id="ct302974848" text:id="ct302974848">
          <text:insertion>
            <office:change-info>
              <dc:creator>David Harris</dc:creator>
              <dc:date>2013-02-14T00: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375218560"/></text:p>
      <text:h text:style-name="Heading_20_1" text:outline-level="1">Introduction</text:h>
      <text:p text:style-name="Standard">This <text:change text:change-id="ct375091600"/><text:change-start text:change-id="ct352891792"/>Specification<text:change-end text:change-id="ct352891792"/> <text:change text:change-id="ct482234368"/>contains <text:change text:change-id="ct489580912"/><text:change-start text:change-id="ct352891888"/>normative information<text:change-end text:change-id="ct352891888"/><text:change-start text:change-id="ct302968800"/> about the OpenLCB Message Network, corresponding<text:change-end text:change-id="ct302968800"/> discussion and background <text:change text:change-id="ct353202096"/><text:change-start text:change-id="ct302968896"/>can <text:change-end text:change-id="ct302968896"/><text:change-start text:change-id="ct353202192"/>be found in the <text:change-end text:change-id="ct353202192"/>corresponding “OpenLCB <text:change text:change-id="ct374865888"/><text:s/>Message Network <text:change text:change-id="ct489617184"/><text:change-start text:change-id="ct302098976"/>Technical Note<text:change-end text:change-id="ct302098976"/>”.</text:p>
      <text:p text:style-name="Standard">The protocol is described via three components: <text:span text:style-name="T1">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 text:is-list-header="true"><text:change text:change-id="ct302259024"/></text:h>
      <text:h text:style-name="Heading_20_1" text:outline-level="1"><text:soft-page-break/>Intended Use</text:h>
      <text:p text:style-name="Standard">The interactions described here are used by all OpenLCB nodes to connect to the OpenLCB network. </text:p>
      <text:p text:style-name="Standard"><text:change text:change-id="ct353174832"/></text:p>
      <text:h text:style-name="Heading_20_2" text:outline-level="2">References and Context</text:h>
      <text:p text:style-name="Standard">For background information on format and presentation, see:</text:p>
      <text:list xml:id="list5761904036112667652" text:style-name="L1">
        <text:list-item>
          <text:p text:style-name="P30">OpenLCB Common Information Technical Note</text:p>
        </text:list-item>
      </text:list>
      <text:p text:style-name="Standard">This specification is in the context of the following OpenLCB Specifications:</text:p>
      <text:list xml:id="list7673206828181048830" text:style-name="L2">
        <text:list-item>
          <text:p text:style-name="P31">The OpenLCB Node Identifier Specification, which specifies Node Identifiers <text:span text:style-name="T1">and</text:span> how they are defined.</text:p>
        </text:list-item>
      </text:list>
      <text:p text:style-name="Standard">This specification is in the context of the following OpenLCB-CAN Specifications:</text:p>
      <text:list xml:id="list670972027" text:continue-numbering="true" text:style-name="L2">
        <text:list-item>
          <text:p text:style-name="P31">The OpenLCB-CAN Frame Transfer Specification, which specifies transfer of OpenLCB messages over CAN segments. “CAN” refers to the electrical and protocol specifications as defined in ISO 11898-1:2003 and ISO 11898-2:2003 and their successors.</text:p>
        </text:list-item>
      </text:list>
      <text:p text:style-name="Standard">This specification is in the context of the following OpenLCB-TCP/IP Specifications:</text:p>
      <text:list xml:id="list2116265414" text:continue-numbering="true" text:style-name="L2">
        <text:list-item>
          <text:p text:style-name="P31">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1">same</text:span> MTI are of the same type. </text:p>
      <text:h text:style-name="Heading_20_3" text:outline-level="3">Message Type Indicators</text:h>
      <text:p text:style-name="P13">(Most of this section <text:span text:style-name="T1">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ext:soft-page-break/>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9">understand</text:span> the material in this document.</text:p></text:note-body></text:note>. We keep them in just that one place to avoid conflicting updates. Those allocations are normative. The discussion in this section is not normative on OpenLCB users or node developers, but does describe the methods that are to be used for allocating new MTI values for new OpenLCB message and protocol types.</text:p>
      <text:p text:style-name="P13">(This is just informative, not normative; it's the actual MTI values that are normative, not how they were picked; what we're trying to do here <text:span text:style-name="T1">is resolve documentation conflicts in advance, and it's not really working</text:span>)</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7669844630788847300" text:style-name="L3">
        <text:list-item>
          <text:p text:style-name="P32">Use a dedicated bit field to distinguish the types, e.g. 1 indicates addressed and 0 means global.</text:p>
        </text:list-item>
        <text:list-item>
          <text:p text:style-name="P32">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Field Name</text:p>
          </table:table-cell>
          <table:table-cell table:style-name="Table10.A1" office:value-type="string">
            <text:p text:style-name="Table_20_Heading">Size &amp; Location mask</text:p>
          </table:table-cell>
          <table:table-cell table:style-name="Table10.C1" office:value-type="string">
            <text:p text:style-name="Table_20_Heading">Description</text:p>
          </table:table-cell>
        </table:table-row>
        <table:table-row>
          <table:table-cell table:style-name="Table10.A2" office:value-type="string">
            <text:p text:style-name="Table_20_Contents">Reserved</text:p>
          </table:table-cell>
          <table:table-cell table:style-name="Table10.A2" office:value-type="string">
            <text:p text:style-name="Table_20_Contents">2 bits</text:p>
            <text:p text:style-name="Table_20_Contents">0xC000</text:p>
          </table:table-cell>
          <table:table-cell table:style-name="Table10.C2" office:value-type="string">
            <text:p text:style-name="Table_20_Contents">Send and check as zero.</text:p>
          </table:table-cell>
        </table:table-row>
        <table:table-row>
          <table:table-cell table:style-name="Table10.A2" office:value-type="string">
            <text:p text:style-name="Table_20_Contents">Special flag</text:p>
          </table:table-cell>
          <table:table-cell table:style-name="Table10.A2" office:value-type="string">
            <text:p text:style-name="Table_20_Contents">1 bit</text:p>
            <text:p text:style-name="Table_20_Contents">0x2000</text:p>
          </table:table-cell>
          <table:table-cell table:style-name="Table10.C2" office:value-type="string">
            <text:p text:style-name="Table_20_Contents">0 means original-segment only, 1 should be forwarded throughout. <text:s/><text:line-break/>0 is used for segment-specific commands. <text:s/></text:p>
          </table:table-cell>
        </table:table-row>
        <table:table-row>
          <table:table-cell table:style-name="Table10.A2" office:value-type="string">
            <text:p text:style-name="Table_20_Contents">Stream or Datagram</text:p>
          </table:table-cell>
          <table:table-cell table:style-name="Table10.A2" office:value-type="string">
            <text:p text:style-name="Table_20_Contents">1 bit</text:p>
            <text:p text:style-name="Table_20_Contents">0x1000</text:p>
          </table:table-cell>
          <table:table-cell table:style-name="Table10.C2" office:value-type="string">
            <text:p text:style-name="Table_20_Contents"><text:s/>1 means stream or datagram, 0 means regular message.</text:p>
          </table:table-cell>
        </table:table-row>
        <table:table-row>
          <table:table-cell table:style-name="Table10.A2" office:value-type="string">
            <text:p text:style-name="Table_20_Contents">Static Priority<text:soft-page-break/></text:p>
          </table:table-cell>
          <table:table-cell table:style-name="Table10.A2" office:value-type="string">
            <text:p text:style-name="Table_20_Contents">2 bits</text:p>
            <text:p text:style-name="Table_20_Contents"><text:soft-page-break/>0x0C00</text:p>
          </table:table-cell>
          <table:table-cell table:style-name="Table10.C2" office:value-type="string">
            <text:p text:style-name="Table_20_Contents">0 to 3<text:soft-page-break/></text:p>
            <text:p text:style-name="Table_20_Contents">0 goes first, 3 last if priority processing is present</text:p>
          </table:table-cell>
        </table:table-row>
        <table:table-row table:style-name="Table10.6">
          <table:table-cell table:style-name="Table10.A2" office:value-type="string">
            <text:p text:style-name="Table_20_Contents">Type Within Priority</text:p>
          </table:table-cell>
          <table:table-cell table:style-name="Table10.A2" office:value-type="string">
            <text:p text:style-name="Table_20_Contents">5 bits</text:p>
            <text:p text:style-name="Table_20_Contents">0x03E0</text:p>
          </table:table-cell>
          <table:table-cell table:style-name="Table10.C2" office:value-type="string">
            <text:p text:style-name="Table_20_Contents"/>
          </table:table-cell>
        </table:table-row>
        <table:table-row>
          <table:table-cell table:style-name="Table10.A2" office:value-type="string">
            <text:p text:style-name="Table_20_Contents">Simple Node flag</text:p>
          </table:table-cell>
          <table:table-cell table:style-name="Table10.A2" office:value-type="string">
            <text:p text:style-name="Table_20_Contents">1 bit<text:line-break/>0x0010</text:p>
          </table:table-cell>
          <table:table-cell table:style-name="Table10.C2" office:value-type="string">
            <text:p text:style-name="Table_20_Contents">0 means for simple node, 1 means <text:s/>not</text:p>
          </table:table-cell>
        </table:table-row>
        <table:table-row>
          <table:table-cell table:style-name="Table10.A2" office:value-type="string">
            <text:p text:style-name="Table_20_Contents">Address Present</text:p>
          </table:table-cell>
          <table:table-cell table:style-name="Table10.A2" office:value-type="string">
            <text:p text:style-name="Table_20_Contents">1 bit<text:line-break/>0x0008</text:p>
          </table:table-cell>
          <table:table-cell table:style-name="Table10.C2" office:value-type="string">
            <text:p text:style-name="Table_20_Contents"/>
          </table:table-cell>
        </table:table-row>
        <table:table-row>
          <table:table-cell table:style-name="Table10.A2" office:value-type="string">
            <text:p text:style-name="Table_20_Contents">Event ID flag</text:p>
          </table:table-cell>
          <table:table-cell table:style-name="Table10.A2" office:value-type="string">
            <text:p text:style-name="Table_20_Contents">1 bit</text:p>
            <text:p text:style-name="Table_20_Contents">0x0004</text:p>
          </table:table-cell>
          <table:table-cell table:style-name="Table10.C2" office:value-type="string">
            <text:p text:style-name="Table_20_Contents">1 means Event ID present, 0 not present</text:p>
          </table:table-cell>
        </table:table-row>
        <table:table-row>
          <table:table-cell table:style-name="Table10.A2" office:value-type="string">
            <text:p text:style-name="Table_20_Contents">Modifier bits</text:p>
          </table:table-cell>
          <table:table-cell table:style-name="Table10.A2" office:value-type="string">
            <text:p text:style-name="Table_20_Contents">2 bits</text:p>
            <text:p text:style-name="Table_20_Contents">0x0003</text:p>
          </table:table-cell>
          <table:table-cell table:style-name="Table10.C2" office:value-type="string">
            <text:p text:style-name="Table_20_Contents">Used in some MTIs; by default 0b00 sent and checked</text:p>
          </table:table-cell>
        </table:table-row>
      </table:table>
      <text:p text:style-name="Table_20_Heading">Table <text:sequence text:ref-name="refTable0" text:name="Table" text:formula="ooow:Table+1" style:num-format="1">1</text:sequence>: Common MTI Layout</text:p>
      <text:p text:style-name="Standard">The “Special” bit defines whether a message on a segment, e.g. a TCP/IP backbone link between CAN gateways, should be propagated off that segment to others. <text:s/>A 0 means that the message should not go through gateways; a 1 indicates that it should.</text:p>
      <text:p text:style-name="Standard">The next bit, the “Stream or Datagram” bit, is set to indicate that this MTI is the data part of the stream or datagram protocols (defined elsewhere). <text:s/>For efficiency sake, these are handled in a special way on CAN and perhaps other wire protocols; this bit makes it easy to identify these MTIs.</text:p>
      <text:p text:style-name="P12"><text:span text:style-name="T10">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11">Values 3-15 or the top 2 bits are not currently used and available for the future.</text:span></text:p>
      <text:p text:style-name="Standard">The next eight bits form a specific message type number. This has substructure:</text:p>
      <text:list xml:id="list3347913071842217668" text:style-name="L4">
        <text:list-item>
          <text:p text:style-name="P33">The most-significan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pan text:style-name="T1">which, although not always present,</text:span> is a normal part of CAN that must be considered) won't result in problems for communications.</text:p>
        </text:list-item>
      </text:list>
      <text:p text:style-name="P16">The priority mechanism may or may not work outside the priority field; MTIs should be chosen to work in either case.</text:p>
      <text:list xml:id="list827205859" text:continue-numbering="true" text:style-name="L4">
        <text:list-item>
          <text:p text:style-name="P33"><text:soft-page-break/>The next 5 bits, forming the low nibble, are used to indicate the specific message type within a priority group and taking into account the values of all the other bits. <text:s/>This is the unique part that's selected during the process for designing a new OpenLCB protocol to ensure a unique MTI.</text:p>
        </text:list-item>
        <text:list-item>
          <text:p text:style-name="P33">The least significant bit “Simple Node flag” is used to indicate messages meant for “simple” or minimal nodes. A 1 in this bit means that these simple nodes can ignore this message. A 0 in this bit means that <text:span text:style-name="T1">the</text:span> simple nodes must process the message. See the section ??? below for more information. This bit is reserved to 0 for all addressed message types, as a message specifically delivered to a node should be processed.</text:p>
        </text:list-item>
      </text:list>
      <text:p text:style-name="Standard">The bottom nibble of <text:span text:style-name="T1">the</text:span> MTI is interpreted as flags that define the structure and format of the message type.</text:p>
      <text:list xml:id="list5036988107277777511" text:style-name="L5">
        <text:list-item>
          <text:p text:style-name="P34">The most significant bit, <text:span text:style-name="T1">the “Address Present” flag, indicates whether the message carries a destination address (1) or does not carry a destination address (0). These are also referred to as “addressed” or “global” messages respectively.</text:span></text:p>
        </text:list-item>
      </text:list>
      <text:p text:style-name="P16"><text:span text:style-name="T1">Global messages shall be delivered to all nodes.</text:span><text:span text:style-name="T1"><text:note text:id="ftn2" text:note-class="footnote"><text:note-citation>2</text:note-citation><text:note-body><text:p text:style-name="Footnote">The “simple node protocol” is an exception to this, which needs to be worked into this Standard.</text:p></text:note-body></text:note></text:span></text:p>
      <text:p text:style-name="P17">Addressed messages shall be delivered to the node in their destination node ID. <text:s/>They may, but need not, be delivered to other nodes.</text:p>
      <text:list xml:id="list2613029405795302088" text:style-name="L6">
        <text:list-item>
          <text:p text:style-name="P35">The next (second) bit indicates this message carries a P/C Event ID field when set to 1. Setting 0 means that this message does not carry a P/C event ID. If a P/C Event ID is present, it is at a specific location in the message content, right after the destination address (if p<text:span text:style-name="T1">resent) or right after the MTI (if no destination ID present).</text:span></text:p>
        </text:list-item>
      </text:list>
      <text:list xml:id="list7716303931754691583" text:style-name="L7">
        <text:list-item>
          <text:p text:style-name="P36">The two least-significant bits can be used as modifiers to the specific MTI, or (later) used to create additional MTI codes. <text:s/>At present, unless used as MTI modifiers, these should be sent and checked as all 1 bits, 0b11. Some MTIs have additional status bits defined as part of this field. For example, there are two status bits associated with “Consumer Identified” which must be kept in the header since there is no room in the CAN data field. These can be considered as MTI modifier bits.</text:p>
        </text:list-item>
      </text:list>
      <text:p text:style-name="P9">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p text:style-name="P9">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ext:soft-page-break/>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After mapping into one or more CAN Frames, the standard MTIs are mapped to one of eight frame types:</text:p>
      <table:table table:name="Table8" table:style-name="Table8">
        <table:table-column table:style-name="Table8.A"/>
        <table:table-column table:style-name="Table8.B"/>
        <table:table-header-rows>
          <table:table-row>
            <table:table-cell table:style-name="Table8.A1" office:value-type="string">
              <text:p text:style-name="P20">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8">0</text:p>
          </table:table-cell>
          <table:table-cell table:style-name="Table8.B2" office:value-type="string">
            <text:p text:style-name="Table_20_Contents">(Reserved)</text:p>
          </table:table-cell>
        </table:table-row>
        <table:table-row>
          <table:table-cell table:style-name="Table8.A2" office:value-type="float" office:value="1">
            <text:p text:style-name="P18">1</text:p>
          </table:table-cell>
          <table:table-cell table:style-name="Table8.B2" office:value-type="string">
            <text:p text:style-name="Table_20_Contents">Global &amp; Addressed MTI</text:p>
          </table:table-cell>
        </table:table-row>
        <table:table-row>
          <table:table-cell table:style-name="Table8.A2" office:value-type="float" office:value="2">
            <text:p text:style-name="P18">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8">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8">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8">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8">6</text:p>
          </table:table-cell>
          <table:table-cell table:style-name="Table8.B2" office:value-type="string">
            <text:p text:style-name="Table_20_Contents">(Reserved)</text:p>
          </table:table-cell>
        </table:table-row>
        <table:table-row>
          <table:table-cell table:style-name="Table8.A2" office:value-type="float" office:value="7">
            <text:p text:style-name="P18">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 (Reference other docs for datagram, streams)</text:p>
      <text:h text:style-name="Heading_20_5" text:outline-level="5">Addressed and Global CAN MTIs</text:h>
      <text:p text:style-name="Standard">MTIs with the “stream or datagram” bit unset are mapped to and from type 1.</text:p>
      <text:p text:style-name="Standard">In this case, the next twelve bits of the CAN header are available for MTI information. <text:s/>These carry the lowest-order 12 bits of the entire MTI, plus by implication the “stream or datagram” and “special” bits as zeros.</text:p>
      <text:p text:style-name="Standard">If the “addressed” bit is set to 1, the destination address is placed in the 1<text:span text:style-name="T17">st</text:span> two bytes of the data part of the CAN frame. <text:s/>The top nibble of the 1<text:span text:style-name="T17">st</text:span> byte contains flags (see below); the lower nibble of the 1<text:span text:style-name="T17">st</text:span> byte, and the entire 2<text:span text:style-name="T17">nd</text:span> byte contain the 12-bit destination alias from the CAN frame level protocols.</text:p>
      <text:p text:style-name="Standard">The format of this in binary is</text:p>
      <text:p text:style-name="Standard"><text:tab/>rrff dddd, dddd dddd</text:p>
      <text:p text:style-name="Standard"><text:soft-page-break/>rr are two reserved bits.</text:p>
      <text:p text:style-name="Standard">The two ff bits can be used for packing and unpacking large messages to a sequence of CAN frames, see below. <text:s/>The coding is</text:p>
      <text:list xml:id="list1332804950122779939" text:style-name="L8">
        <text:list-item>
          <text:p text:style-name="P37">00 Only frame</text:p>
        </text:list-item>
        <text:list-item>
          <text:p text:style-name="P37">01 First frame of more than one</text:p>
        </text:list-item>
        <text:list-item>
          <text:p text:style-name="P37">10 Last frame of more than one</text:p>
        </text:list-item>
        <text:list-item>
          <text:p text:style-name="P37">11 Middle frame of more than 2.</text:p>
        </text:list-item>
      </text:list>
      <text:p text:style-name="Standard">You can think of these as active-zero start <text:span text:style-name="T1">and</text:span> end bits respectively.<text:change-start text:change-id="ct374988368"/></text:p>
      <text:p text:style-name="Standard">CAN frames marked as First or Middle frame shall carry <text:change-end text:change-id="ct374988368"/><text:change-start text:change-id="ct462431936"/>eight total data bytes. CAN frames marked as Last or Only frame shall have from two through eight total data bytes.<text:change-end text:change-id="ct462431936"/></text:p>
      <text:p text:style-name="Standard"/>
      <table:table table:name="Table11" table:style-name="Table11">
        <table:table-column table:style-name="Table11.A"/>
        <table:table-column table:style-name="Table11.B" table:number-columns-repeated="2"/>
        <table:table-column table:style-name="Table11.D" table:number-columns-repeated="2"/>
        <table:table-column table:style-name="Table11.A"/>
        <table:table-column table:style-name="Table11.B" table:number-columns-repeated="2"/>
        <table:table-column table:style-name="Table11.I"/>
        <table:table-column table:style-name="Table11.B"/>
        <table:table-header-rows>
          <table:table-row>
            <table:table-cell table:style-name="Table11.A1" office:value-type="string">
              <text:p text:style-name="Table_20_Heading">Field</text:p>
            </table:table-cell>
            <table:table-cell table:style-name="Table11.A1" office:value-type="string">
              <text:p text:style-name="Table_20_Heading">CAN prefix</text:p>
            </table:table-cell>
            <table:table-cell table:style-name="Table11.A1" office:value-type="string">
              <text:p text:style-name="Table_20_Heading">Frame Type</text:p>
            </table:table-cell>
            <table:table-cell table:style-name="Table11.A1" office:value-type="string">
              <text:p text:style-name="Table_20_Heading">Static Priority</text:p>
            </table:table-cell>
            <table:table-cell table:style-name="Table11.A1" office:value-type="string">
              <text:p text:style-name="Table_20_Heading">Type within Priority</text:p>
            </table:table-cell>
            <table:table-cell table:style-name="Table11.A1" office:value-type="string">
              <text:p text:style-name="Table_20_Heading">Simple Node flag</text:p>
            </table:table-cell>
            <table:table-cell table:style-name="Table11.A1" office:value-type="string">
              <text:p text:style-name="Table_20_Heading">Address Present</text:p>
            </table:table-cell>
            <table:table-cell table:style-name="Table11.A1" office:value-type="string">
              <text:p text:style-name="Table_20_Heading">Event ID present</text:p>
            </table:table-cell>
            <table:table-cell table:style-name="Table11.A1" office:value-type="string">
              <text:p text:style-name="Table_20_Heading">Modifier Bits</text:p>
            </table:table-cell>
            <table:table-cell table:style-name="Table11.J1" office:value-type="string">
              <text:p text:style-name="Table_20_Heading">Source ID</text:p>
            </table:table-cell>
          </table:table-row>
        </table:table-header-rows>
        <table:table-row>
          <table:table-cell table:style-name="Table11.A2" office:value-type="string">
            <text:p text:style-name="Table_20_Heading">Size &amp; location (within 29-bit CAN Header)</text:p>
          </table:table-cell>
          <table:table-cell table:style-name="Table11.A2" office:value-type="string">
            <text:p text:style-name="P18">0x1800,0000</text:p>
          </table:table-cell>
          <table:table-cell table:style-name="Table11.A2" office:value-type="string">
            <text:p text:style-name="P18">0x0700,0000</text:p>
          </table:table-cell>
          <table:table-cell table:style-name="Table11.A2" office:value-type="string">
            <text:p text:style-name="P18">0x00C0,0000</text:p>
          </table:table-cell>
          <table:table-cell table:style-name="Table11.A2" office:value-type="string">
            <text:p text:style-name="P18">0x003E, 0000</text:p>
          </table:table-cell>
          <table:table-cell table:style-name="Table11.A2" office:value-type="string">
            <text:p text:style-name="P18">0x0001,0000</text:p>
          </table:table-cell>
          <table:table-cell table:style-name="Table11.A2" office:value-type="string">
            <text:p text:style-name="P18">0x0000,8000</text:p>
          </table:table-cell>
          <table:table-cell table:style-name="Table11.A2" office:value-type="string">
            <text:p text:style-name="P18">0x0000,4000</text:p>
          </table:table-cell>
          <table:table-cell table:style-name="Table11.A2" office:value-type="string">
            <text:p text:style-name="P18">0x0000,3000</text:p>
          </table:table-cell>
          <table:table-cell table:style-name="Table11.J2" office:value-type="string">
            <text:p text:style-name="P18">12 bits</text:p>
            <text:p text:style-name="P18">0x0000,0FFF</text:p>
          </table:table-cell>
        </table:table-row>
        <table:table-row>
          <table:table-cell table:style-name="Table11.A2" office:value-type="string">
            <text:p text:style-name="Table_20_Heading">Value(s)</text:p>
          </table:table-cell>
          <table:table-cell table:style-name="Table11.B3" office:value-type="float" office:value="3">
            <text:p text:style-name="P18">3</text:p>
          </table:table-cell>
          <table:table-cell table:style-name="Table11.B3" office:value-type="float" office:value="0">
            <text:p text:style-name="P18">0</text:p>
          </table:table-cell>
          <table:table-cell table:style-name="Table11.A2" table:number-columns-spanned="6" office:value-type="string">
            <text:p text:style-name="P18">See Table 1 MTI description</text:p>
          </table:table-cell>
          <table:covered-table-cell/>
          <table:covered-table-cell/>
          <table:covered-table-cell/>
          <table:covered-table-cell/>
          <table:covered-table-cell/>
          <table:table-cell table:style-name="Table11.J2" office:value-type="string">
            <text:p text:style-name="P18">12-bit alias for source node</text:p>
          </table:table-cell>
        </table:table-row>
      </table:table>
      <text:p text:style-name="Table">Table <text:sequence text:ref-name="refTable2" text:name="Table" text:formula="ooow:Table+1" style:num-format="1">3</text:sequence>: Unaddressed MTI CAN Header Format</text:p>
      <text:p text:style-name="Standard"/>
      <text:h text:style-name="Heading_20_5" text:outline-level="5">Datagram and Stream frame format</text:h>
      <text:p text:style-name="P11">This format is used for frames made from Datagram and Stream Data messages, as described in the specifications for those protocols, with values of 2 through 5 and 7 in the Type field respectively.</text:p>
      <text:p text:style-name="Standard">In this case, the 12-bit destination alias is placed in the header.</text:p>
      <text:p text:style-name="Standard"><text:change-start text:change-id="ct353252576"/>Since Datagram <text:span text:style-name="T1">and</text:span> Stream Data messages are broken into multiple frames for transmission, it's possible that errors will cause the last frame(s) to be lost. <text:s/>Disconnection or crashing of a node or gateway <text:span text:style-name="T1">could</text:span> cause this, for example. <text:s/>Although higher-level timeouts will protect the Datagram and Stream protocols, the message-level specification needs to cover how the frame-to-message process <text:soft-page-break/>recovers. <text:s/>The most straightforward would be a "may, but are not required to" that relies on adjacent transfer: <text:s/>"if more than 500 milliseconds elapses after the receipt of a first or middlr datagram frame without receipt of a middle or end frame, the node may, but is not required to, initiate error recovery by forwarding the message, marked as received in error, for further internal processing." <text:s/>CAN segments carry lots of traffic, so there probably needs to be something in there that allows for time lost to higher priority frames. That needs to be developed. For definiteness, the error recovery should probably be specified. <text:s/>It's true that a disconnected network might not transport it if the receiving node sends an error reply, but the receiving node should probably send it anyway. <text:s/>That allows other nodes to see what the receiver is thinking. <text:s/>And if it was just a transient loss, this will help keep state machines in synch. So, the node is required to send a Datagram Rejected with a specific error code, perhaps "Resend OK", "Transport Error", "Out of Order". That needs to go into the Datagram and Stream protocol specifications.<text:change-end text:change-id="ct353252576"/></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Field</text:p>
            </table:table-cell>
            <table:table-cell table:style-name="Table2.A1" office:value-type="string">
              <text:p text:style-name="Table_20_Heading">CAN prefix</text:p>
            </table:table-cell>
            <table:table-cell table:style-name="Table2.A1" office:value-type="string">
              <text:p text:style-name="Table_20_Heading">Frame Type</text:p>
            </table:table-cell>
            <table:table-cell table:style-name="Table2.A1" office:value-type="string">
              <text:p text:style-name="Table_20_Heading">Destination ID</text:p>
            </table:table-cell>
            <table:table-cell table:style-name="Table2.E1" office:value-type="string">
              <text:p text:style-name="Table_20_Heading">Source ID</text:p>
            </table:table-cell>
          </table:table-row>
        </table:table-header-rows>
        <table:table-row>
          <table:table-cell table:style-name="Table2.A2" office:value-type="string">
            <text:p text:style-name="Table_20_Heading">Size &amp; location (within 29-bit CAN Header)</text:p>
          </table:table-cell>
          <table:table-cell table:style-name="Table2.A2" office:value-type="string">
            <text:p text:style-name="P18">2 bits</text:p>
            <text:p text:style-name="P18">0x1800,0000</text:p>
          </table:table-cell>
          <table:table-cell table:style-name="Table2.A2" office:value-type="string">
            <text:p text:style-name="P18">3 bits</text:p>
            <text:p text:style-name="P18">0x0700,0000</text:p>
          </table:table-cell>
          <table:table-cell table:style-name="Table2.A2" office:value-type="string">
            <text:p text:style-name="P18">12 bits</text:p>
            <text:p text:style-name="P18">0x00FF,F000</text:p>
          </table:table-cell>
          <table:table-cell table:style-name="Table2.E2" office:value-type="string">
            <text:p text:style-name="P18">12 bits</text:p>
            <text:p text:style-name="P18">0x0000,0FFF</text:p>
          </table:table-cell>
        </table:table-row>
        <table:table-row>
          <table:table-cell table:style-name="Table2.A2" office:value-type="string">
            <text:p text:style-name="Table_20_Heading">Value(s)</text:p>
          </table:table-cell>
          <table:table-cell table:style-name="Table2.B3" office:value-type="float" office:value="3">
            <text:p text:style-name="P18">3</text:p>
          </table:table-cell>
          <table:table-cell table:style-name="Table2.B3" office:value-type="float" office:value="6">
            <text:p text:style-name="P18">6</text:p>
          </table:table-cell>
          <table:table-cell table:style-name="Table2.A2" office:value-type="string">
            <text:p text:style-name="P18">12-bit alias for destination node</text:p>
          </table:table-cell>
          <table:table-cell table:style-name="Table2.E2" office:value-type="string">
            <text:p text:style-name="P18">12-bit alias for source node</text:p>
          </table:table-cell>
        </table:table-row>
      </table:table>
      <text:p text:style-name="Table">Table <text:sequence text:ref-name="refTable3" text:name="Table" text:formula="ooow:Table+1" style:num-format="1">4</text:sequence>: Addressed MTI CAN Header Format</text:p>
      <text:p text:style-name="P11"/>
      <text:p text:style-name="P11"/>
      <text:h text:style-name="Heading_20_5" text:outline-level="5">CAN Notes</text:h>
      <text:p text:style-name="Standard">Note that the priority bit in the CAN frame is separate from the static priority field in the MTI format specification.</text:p>
      <text:p text:style-name="Standard">Because of their length, standard-header CAN frames don't carry the bits for the CAN MTI. Both hardware and software generally provide these as 0 bits, <text:span text:style-name="T1">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6275601105832457728" text:style-name="L9">
        <text:list-item>
          <text:p text:style-name="P38">The source Node ID</text:p>
        </text:list-item>
        <text:list-item>
          <text:p text:style-name="P38">The MTI</text:p>
        </text:list-item>
        <text:list-item>
          <text:p text:style-name="P38">If flagged as present, the destination Node ID</text:p>
        </text:list-item>
        <text:list-item>
          <text:p text:style-name="P38">If flagged as present, an Event ID</text:p>
        </text:list-item>
        <text:list-item>
          <text:p text:style-name="P38"><text:soft-page-break/>Any other content as defined for the specific message type</text:p>
        </text:list-item>
      </text:list>
      <text:p text:style-name="Standard">The exact format and order are defined by <text:span text:style-name="T1">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2821264782408280557" text:style-name="L10">
        <text:list-item>
          <text:p text:style-name="P39">Uninitialized</text:p>
        </text:list-item>
        <text:list-item>
          <text:p text:style-name="P39">Initialized</text:p>
        </text:list-item>
      </text:list>
      <text:p text:style-name="Standard">Nodes shall start in the Uninitialized state.</text:p>
      <text:p text:style-name="Standard">A node in the Uninitialized state may transmit an Initialization Complete message. <text:s/>A node in the Uninitialized state shall not transmit any other message type.</text:p>
      <text:p text:style-name="Standard">A node in <text:span text:style-name="T1">the</text:span> Initialized state may transmit any message type.</text:p>
      <text:p text:style-name="Standard">The Uninitialized state is only occupied when the node is first starting up. <text:s/>This makes for a really simple state machine: Just send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1">just</text:span> for identification &amp; explanatory purposes. The meaning of <text:span text:style-name="T1">the</text:span> messages is defined by the interactions they appear in, <text:span text:style-name="T1">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9">Name</text:p>
          </table:table-cell>
          <table:table-cell table:style-name="Table3.A1" office:value-type="string">
            <text:p text:style-name="P19">Dest ID</text:p>
          </table:table-cell>
          <table:table-cell table:style-name="Table3.A1" office:value-type="string">
            <text:p text:style-name="P19">Event ID</text:p>
          </table:table-cell>
          <table:table-cell table:style-name="Table3.A1" office:value-type="string">
            <text:p text:style-name="P19">Simple Node </text:p>
          </table:table-cell>
          <table:table-cell table:style-name="Table3.A1" office:value-type="string">
            <text:p text:style-name="P19">Common</text:p>
            <text:p text:style-name="P19">MTI</text:p>
          </table:table-cell>
          <table:table-cell table:style-name="Table3.F1" office:value-type="string">
            <text:p text:style-name="P19">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18">N</text:p>
          </table:table-cell>
          <table:table-cell table:style-name="Table3.A2" office:value-type="string">
            <text:p text:style-name="P18">N</text:p>
          </table:table-cell>
          <table:table-cell table:style-name="Table3.A2" office:value-type="string">
            <text:p text:style-name="P18">N</text:p>
          </table:table-cell>
          <table:table-cell table:style-name="Table3.A2" office:value-type="string">
            <text:p text:style-name="P18">0x0100</text:p>
          </table:table-cell>
          <table:table-cell table:style-name="Table3.F2" office:value-type="string">
            <text:p text:style-name="P18">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9">Name</text:p>
          </table:table-cell>
          <table:table-cell table:style-name="Table4.A1" office:value-type="string">
            <text:p text:style-name="P19">Dest <text:soft-page-break/>ID</text:p>
          </table:table-cell>
          <table:table-cell table:style-name="Table4.A1" office:value-type="string">
            <text:p text:style-name="P19">Event <text:soft-page-break/>ID</text:p>
          </table:table-cell>
          <table:table-cell table:style-name="Table4.A1" office:value-type="string">
            <text:p text:style-name="P19">Simple <text:soft-page-break/>Node </text:p>
          </table:table-cell>
          <table:table-cell table:style-name="Table4.A1" office:value-type="string">
            <text:p text:style-name="P19">Common</text:p>
            <text:p text:style-name="P19"><text:soft-page-break/>MTI</text:p>
          </table:table-cell>
          <table:table-cell table:style-name="Table4.F1" office:value-type="string">
            <text:p text:style-name="P19">Data Content</text:p>
          </table:table-cell>
        </table:table-row>
        <table:table-row>
          <table:table-cell table:style-name="Table4.A2" table:number-rows-spanned="2" office:value-type="string">
            <text:p text:style-name="P18">Verify Node ID</text:p>
          </table:table-cell>
          <table:table-cell table:style-name="Table4.A2" office:value-type="string">
            <text:p text:style-name="P18">N</text:p>
          </table:table-cell>
          <table:table-cell table:style-name="Table4.A2" office:value-type="string">
            <text:p text:style-name="P18">N</text:p>
          </table:table-cell>
          <table:table-cell table:style-name="Table4.A2" office:value-type="string">
            <text:p text:style-name="P18">Y</text:p>
          </table:table-cell>
          <table:table-cell table:style-name="Table4.A2" office:value-type="string">
            <text:p text:style-name="P18">0x28A7</text:p>
          </table:table-cell>
          <table:table-cell table:style-name="Table4.F2" office:value-type="string">
            <text:p text:style-name="P18">(optional) Node ID</text:p>
          </table:table-cell>
        </table:table-row>
        <table:table-row>
          <table:covered-table-cell/>
          <table:table-cell table:style-name="Table4.A2" office:value-type="string">
            <text:p text:style-name="P18">Y</text:p>
          </table:table-cell>
          <table:table-cell table:style-name="Table4.A2" office:value-type="string">
            <text:p text:style-name="P18">N</text:p>
          </table:table-cell>
          <table:table-cell table:style-name="Table4.A2" office:value-type="string">
            <text:p text:style-name="P18"/>
          </table:table-cell>
          <table:table-cell table:style-name="Table4.A2" office:value-type="string">
            <text:p text:style-name="P18">0x30A0</text:p>
          </table:table-cell>
          <table:table-cell table:style-name="Table4.F2" office:value-type="string">
            <text:p text:style-name="P18">(optional) Node ID</text:p>
          </table:table-cell>
        </table:table-row>
      </table:table>
      <text:p text:style-name="Standard"/>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p>
      <text:p text:style-name="Standard">The addressed form may include an optional full NodeID in the data section. The addressed node must always reply, whether or not a Node ID is carried in the data, and whether there's a match when the optional Node ID is present. The optional NodeID idea just serves as documentation of the intent of the request. <text:s/>(Makes sense on CAN, not so much on other transports that don't use aliases).</text:p>
      <text:p text:style-name="P9">(Should the discussion of replying be here, or under interactions? Might be better to have this section talk about the meaning of the Node ID, rather that about replies.)</text:p>
      <text:p text:style-name="P9">(In the TN, add an example of the full format messages, which can include two copies of the Node ID due to the way destination alias mapping works)</text:p>
      <text:h text:style-name="Heading_20_3" text:outline-level="3">Verified Node ID</text:h>
      <text:p text:style-name="P9">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9">Name</text:p>
          </table:table-cell>
          <table:table-cell table:style-name="Table5.A1" office:value-type="string">
            <text:p text:style-name="P19">Dest ID</text:p>
          </table:table-cell>
          <table:table-cell table:style-name="Table5.A1" office:value-type="string">
            <text:p text:style-name="P19">Event ID</text:p>
          </table:table-cell>
          <table:table-cell table:style-name="Table5.A1" office:value-type="string">
            <text:p text:style-name="P19">Simple Node </text:p>
          </table:table-cell>
          <table:table-cell table:style-name="Table5.A1" office:value-type="string">
            <text:p text:style-name="P19">Common</text:p>
            <text:p text:style-name="P19">MTI</text:p>
          </table:table-cell>
          <table:table-cell table:style-name="Table5.F1" office:value-type="string">
            <text:p text:style-name="P19">Data Content</text:p>
          </table:table-cell>
        </table:table-row>
        <table:table-row>
          <table:table-cell table:style-name="Table5.A2" office:value-type="string">
            <text:p text:style-name="P18">Verified Node ID</text:p>
          </table:table-cell>
          <table:table-cell table:style-name="Table5.A2" office:value-type="string">
            <text:p text:style-name="P18">N</text:p>
          </table:table-cell>
          <table:table-cell table:style-name="Table5.A2" office:value-type="string">
            <text:p text:style-name="P18">N</text:p>
          </table:table-cell>
          <table:table-cell table:style-name="Table5.A2" office:value-type="string">
            <text:p text:style-name="P18">Y</text:p>
          </table:table-cell>
          <table:table-cell table:style-name="Table5.A2" office:value-type="string">
            <text:p text:style-name="P18">0x28B7</text:p>
          </table:table-cell>
          <table:table-cell table:style-name="Table5.F2" office:value-type="string">
            <text:p text:style-name="P18">Full Node ID of sending node</text:p>
          </table:table-cell>
        </table:table-row>
      </table:table>
      <text:p text:style-name="P9">The node ID in the data is redundant on wire protocols that carry the full source ID, but can be very valuable for wire protocols that abbreviate (“alias”) the source ID within the messages, e.g. CAN.</text:p>
      <text:p text:style-name="P9">(With the new format, should there be an addressed version of this? Can always send to the source ID/alias of request, so will always work.)</text:p>
      <text:p text:style-name="P9">This could have, we think, been an addressed message. <text:s/>The source information on the Verify Node ID request will be enough to get the Verified Node ID reply back to the originator. <text:s/>Just in case, though, we left it as a global which is defined to go everywhere, so routing of it can't fail.</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ext:soft-page-break/>
        <table:table-row table:style-name="Table6.1">
          <table:table-cell table:style-name="Table6.A1" office:value-type="string">
            <text:p text:style-name="P19">Name</text:p>
          </table:table-cell>
          <table:table-cell table:style-name="Table6.A1" office:value-type="string">
            <text:p text:style-name="P19">Dest ID</text:p>
          </table:table-cell>
          <table:table-cell table:style-name="Table6.A1" office:value-type="string">
            <text:p text:style-name="P19">Event ID</text:p>
          </table:table-cell>
          <table:table-cell table:style-name="Table6.A1" office:value-type="string">
            <text:p text:style-name="P19">Simple Node </text:p>
          </table:table-cell>
          <table:table-cell table:style-name="Table6.A1" office:value-type="string">
            <text:p text:style-name="P19">Common</text:p>
            <text:p text:style-name="P19">MTI</text:p>
          </table:table-cell>
          <table:table-cell table:style-name="Table6.F1" office:value-type="string">
            <text:p text:style-name="P19">Data Content</text:p>
          </table:table-cell>
        </table:table-row>
        <table:table-row table:style-name="Table6.1">
          <table:table-cell table:style-name="Table6.A2" office:value-type="string">
            <text:p text:style-name="P18">Optional Interaction Rejected</text:p>
          </table:table-cell>
          <table:table-cell table:style-name="Table6.A2" office:value-type="string">
            <text:p text:style-name="P18">Y</text:p>
          </table:table-cell>
          <table:table-cell table:style-name="Table6.A2" office:value-type="string">
            <text:p text:style-name="P18">N</text:p>
          </table:table-cell>
          <table:table-cell table:style-name="Table6.A2" office:value-type="string">
            <text:p text:style-name="P18"/>
          </table:table-cell>
          <table:table-cell table:style-name="Table6.A2" office:value-type="string">
            <text:p text:style-name="P18">0x30C0</text:p>
          </table:table-cell>
          <table:table-cell table:style-name="Table6.F2" office:value-type="string">
            <text:p text:style-name="P18">Error codes, MTI, optional information</text:p>
          </table:table-cell>
        </table:table-row>
      </table:table>
      <text:p text:style-name="P11"/>
      <text:p text:style-name="P10">The contents are, in order:</text:p>
      <text:list xml:id="list3186906067534269607" text:style-name="L11">
        <text:list-item>
          <text:p text:style-name="P41">Two bytes of error code.</text:p>
        </text:list-item>
        <text:list-item>
          <text:p text:style-name="P40"><text:span text:style-name="T1">Two bytes of MTI. <text:s/>If the frame transport only delivered part of the MTI</text:span><text:span text:style-name="T1"><text:note text:id="ftn3" text:note-class="footnote"><text:note-citation>3</text:note-citation><text:note-body><text:p text:style-name="Footnote">For example, CAN delivers 13 bits of the MTI via each frame (the special bit is known to be zero).</text:p></text:note-body></text:note></text:span><text:span text:style-name="T1">, that content is returned with the rest of the MTI bits set to zero.</text:span></text:p>
        </text:list-item>
        <text:list-item>
          <text:p text:style-name="P41">Any extra bytes that the node wishes to include. There can be zero or more of these. These must be described in the node documentation.</text:p>
        </text:list-item>
      </text:list>
      <text:p text:style-name="P10">Nodes must process this message even if not all of the contents are provided.</text:p>
      <text:p text:style-name="P10">Error codes:</text:p>
      <text:p text:style-name="P17">0x1000 bit: if set, this is known to be a temporary error, and the interaction can be retried.</text:p>
      <text:p text:style-name="P17">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9">Name</text:p>
          </table:table-cell>
          <table:table-cell table:style-name="Table7.A1" office:value-type="string">
            <text:p text:style-name="P19">Dest ID</text:p>
          </table:table-cell>
          <table:table-cell table:style-name="Table7.A1" office:value-type="string">
            <text:p text:style-name="P19">Event ID</text:p>
          </table:table-cell>
          <table:table-cell table:style-name="Table7.A1" office:value-type="string">
            <text:p text:style-name="P19">Simple Node </text:p>
          </table:table-cell>
          <table:table-cell table:style-name="Table7.A1" office:value-type="string">
            <text:p text:style-name="P19">Common</text:p>
            <text:p text:style-name="P19">MTI</text:p>
          </table:table-cell>
          <table:table-cell table:style-name="Table7.F1" office:value-type="string">
            <text:p text:style-name="P19">Data Content</text:p>
          </table:table-cell>
        </table:table-row>
        <table:table-row>
          <table:table-cell table:style-name="Table7.A2" office:value-type="string">
            <text:p text:style-name="P18">Terminate Due to Error</text:p>
          </table:table-cell>
          <table:table-cell table:style-name="Table7.A2" office:value-type="string">
            <text:p text:style-name="P18">Y</text:p>
          </table:table-cell>
          <table:table-cell table:style-name="Table7.A2" office:value-type="string">
            <text:p text:style-name="P18">N</text:p>
          </table:table-cell>
          <table:table-cell table:style-name="Table7.A2" office:value-type="string">
            <text:p text:style-name="P18"/>
          </table:table-cell>
          <table:table-cell table:style-name="Table7.A2" office:value-type="string">
            <text:p text:style-name="P18">0x30D0</text:p>
          </table:table-cell>
          <table:table-cell table:style-name="Table7.F2" office:value-type="string">
            <text:p text:style-name="P18">Error code, MTI, optional information</text:p>
          </table:table-cell>
        </table:table-row>
      </table:table>
      <text:p text:style-name="P17"/>
      <text:p text:style-name="P10">The contents are, in order:</text:p>
      <text:list xml:id="list1565779557" text:continue-numbering="true" text:style-name="L11">
        <text:list-item>
          <text:p text:style-name="P41">Two bytes of error code.</text:p>
        </text:list-item>
        <text:list-item>
          <text:p text:style-name="P40"><text:span text:style-name="T1">Two bytes of MTI. <text:s/>If the frame transport only delivered part of the MTI</text:span><text:span text:style-name="T1"><text:note text:id="ftn4" text:note-class="footnote"><text:note-citation>4</text:note-citation><text:note-body><text:p text:style-name="Footnote">For example, CAN delivers 14 bits of the MTI via each frame (the special bit is known to be zero and <text:span text:style-name="T9">the</text:span> stream/datagram bit can be inferred).</text:p></text:note-body></text:note></text:span><text:span text:style-name="T1">, that content is returned with the rest of the MTI bits set to zero.</text:span></text:p>
        </text:list-item>
        <text:list-item>
          <text:p text:style-name="P41">Any extra bytes that the node wishes to include. There can be zero or more of these. These must be described in the node documentation.</text:p>
        </text:list-item>
      </text:list>
      <text:p text:style-name="P10">Nodes must process this message even if not all of the contents are provided.</text:p>
      <text:p text:style-name="P10"><text:soft-page-break/>Error codes: <text:s/><text:span text:style-name="T18">(combine the errors flags into a single section)</text:span></text:p>
      <text:p text:style-name="P17">0x1000 bit: if set, this is known to be a temporary error, and the interaction can be retried.</text:p>
      <text:p text:style-name="P17">0x2000 bit: if set, this is known to be a permanent error, and the interaction must not be retried.</text:p>
      <text:p text:style-name="P17"/>
      <text:h text:style-name="Heading_20_3" text:outline-level="3">Protocol Support Inquiry</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9">Name</text:p>
          </table:table-cell>
          <table:table-cell table:style-name="Table9.A1" office:value-type="string">
            <text:p text:style-name="P19">Dest ID</text:p>
          </table:table-cell>
          <table:table-cell table:style-name="Table9.A1" office:value-type="string">
            <text:p text:style-name="P19">Event ID</text:p>
          </table:table-cell>
          <table:table-cell table:style-name="Table9.A1" office:value-type="string">
            <text:p text:style-name="P19">Simple Node </text:p>
          </table:table-cell>
          <table:table-cell table:style-name="Table9.A1" office:value-type="string">
            <text:p text:style-name="P19">Common</text:p>
            <text:p text:style-name="P19">MTI</text:p>
          </table:table-cell>
          <table:table-cell table:style-name="Table9.F1" office:value-type="string">
            <text:p text:style-name="P19">Data Content</text:p>
          </table:table-cell>
        </table:table-row>
        <table:table-row>
          <table:table-cell table:style-name="Table9.A2" office:value-type="string">
            <text:p text:style-name="P18">Protocol Support Inquiry</text:p>
          </table:table-cell>
          <table:table-cell table:style-name="Table9.A2" office:value-type="string">
            <text:p text:style-name="P18">Y</text:p>
          </table:table-cell>
          <table:table-cell table:style-name="Table9.A2" office:value-type="string">
            <text:p text:style-name="P18">N</text:p>
          </table:table-cell>
          <table:table-cell table:style-name="Table9.A2" office:value-type="string">
            <text:p text:style-name="P18">N</text:p>
          </table:table-cell>
          <table:table-cell table:style-name="Table9.A2" office:value-type="string">
            <text:p text:style-name="P18">0x32E0</text:p>
          </table:table-cell>
          <table:table-cell table:style-name="Table9.F2" office:value-type="string">
            <text:p text:style-name="P18">(none)</text:p>
          </table:table-cell>
        </table:table-row>
      </table:table>
      <text:p text:style-name="Standard"/>
      <text:p text:style-name="Standard"/>
      <text:h text:style-name="Heading_20_3" text:outline-level="3"><text:bookmark text:name="psr"/>Protocol Support Reply</text:h>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19">Name</text:p>
          </table:table-cell>
          <table:table-cell table:style-name="Table12.A1" office:value-type="string">
            <text:p text:style-name="P19">Dest ID</text:p>
          </table:table-cell>
          <table:table-cell table:style-name="Table12.A1" office:value-type="string">
            <text:p text:style-name="P19">Event ID</text:p>
          </table:table-cell>
          <table:table-cell table:style-name="Table12.A1" office:value-type="string">
            <text:p text:style-name="P19">Simple Node </text:p>
          </table:table-cell>
          <table:table-cell table:style-name="Table12.A1" office:value-type="string">
            <text:p text:style-name="P19">Common</text:p>
            <text:p text:style-name="P19">MTI</text:p>
          </table:table-cell>
          <table:table-cell table:style-name="Table12.F1" office:value-type="string">
            <text:p text:style-name="P19">Data Content</text:p>
          </table:table-cell>
        </table:table-row>
        <table:table-row>
          <table:table-cell table:style-name="Table12.A2" office:value-type="string">
            <text:p text:style-name="P18">Protocol Support Reply</text:p>
          </table:table-cell>
          <table:table-cell table:style-name="Table12.A2" office:value-type="string">
            <text:p text:style-name="P18">Y</text:p>
          </table:table-cell>
          <table:table-cell table:style-name="Table12.A2" office:value-type="string">
            <text:p text:style-name="P18">N</text:p>
          </table:table-cell>
          <table:table-cell table:style-name="Table12.A2" office:value-type="string">
            <text:p text:style-name="P18">N</text:p>
          </table:table-cell>
          <table:table-cell table:style-name="Table12.A2" office:value-type="string">
            <text:p text:style-name="P18">0x32F0</text:p>
          </table:table-cell>
          <table:table-cell table:style-name="Table12.F2" office:value-type="string">
            <text:p text:style-name="P14">One or more bytes identifying the supported OpenLCB protocols; see Table immediately below for coding.</text:p>
          </table:table-cell>
        </table:table-row>
      </table:table>
      <text:p text:style-name="P11"/>
      <text:p text:style-name="Standard">A 1 bit in a position indicates that the corresponding protocol is supported by the sending node. A 0 bit in a position indicates that the corresponding protocol is not supported by the sending node.</text:p>
      <text:p text:style-name="Standard"/>
      <table:table table:name="Table13" table:style-name="Table13">
        <table:table-column table:style-name="Table13.A"/>
        <table:table-column table:style-name="Table13.B"/>
        <table:table-header-rows>
          <table:table-row table:style-name="Table13.1">
            <table:table-cell table:style-name="Table13.A1" office:value-type="string">
              <text:p text:style-name="P20"><text:s text:c="4"/>vv vv vv vv vv vv</text:p>
            </table:table-cell>
            <table:table-cell table:style-name="Table13.B1" office:value-type="string">
              <text:p text:style-name="P20">Protocol</text:p>
            </table:table-cell>
          </table:table-row>
        </table:table-header-rows>
        <table:table-row table:style-name="Table13.1">
          <table:table-cell table:style-name="Table13.A2" office:value-type="string">
            <text:p text:style-name="P14">0x80 00 00 00 00 00</text:p>
          </table:table-cell>
          <table:table-cell table:style-name="Table13.B2" office:value-type="string">
            <text:p text:style-name="P18">Simple Protocol subset</text:p>
          </table:table-cell>
        </table:table-row>
        <table:table-row table:style-name="Table13.1">
          <table:table-cell table:style-name="Table13.A2" office:value-type="string">
            <text:p text:style-name="P14">0x40 00 00 00 00 00</text:p>
          </table:table-cell>
          <table:table-cell table:style-name="Table13.B2" office:value-type="string">
            <text:p text:style-name="P18">Datagram Protocol</text:p>
          </table:table-cell>
        </table:table-row>
        <table:table-row table:style-name="Table13.1">
          <table:table-cell table:style-name="Table13.A2" office:value-type="string">
            <text:p text:style-name="P14">0x20 00 00 00 00 00</text:p>
          </table:table-cell>
          <table:table-cell table:style-name="Table13.B2" office:value-type="string">
            <text:p text:style-name="P18">Stream Protocol</text:p>
          </table:table-cell>
        </table:table-row>
        <table:table-row table:style-name="Table13.1">
          <table:table-cell table:style-name="Table13.A2" office:value-type="string">
            <text:p text:style-name="P14">0x10 00 00 00 00 00</text:p>
          </table:table-cell>
          <table:table-cell table:style-name="Table13.B2" office:value-type="string">
            <text:p text:style-name="P18">Memory Configuration Protocol</text:p>
          </table:table-cell>
        </table:table-row>
        <table:table-row table:style-name="Table13.1">
          <table:table-cell table:style-name="Table13.A2" office:value-type="string">
            <text:p text:style-name="P14">0x08 00 00 00 00 00</text:p>
          </table:table-cell>
          <table:table-cell table:style-name="Table13.B2" office:value-type="string">
            <text:p text:style-name="P18">Reservation Protocol</text:p>
          </table:table-cell>
        </table:table-row>
        <text:soft-page-break/>
        <table:table-row table:style-name="Table13.1">
          <table:table-cell table:style-name="Table13.A2" office:value-type="string">
            <text:p text:style-name="P14">0x04 00 00 00 00 00</text:p>
          </table:table-cell>
          <table:table-cell table:style-name="Table13.B2" office:value-type="string">
            <text:p text:style-name="P18">Event Exchange (Producer/Consumer) Protocol</text:p>
          </table:table-cell>
        </table:table-row>
        <table:table-row table:style-name="Table13.1">
          <table:table-cell table:style-name="Table13.A2" office:value-type="string">
            <text:p text:style-name="P14">0x02 00 00 00 00 00</text:p>
          </table:table-cell>
          <table:table-cell table:style-name="Table13.B2" office:value-type="string">
            <text:p text:style-name="P18">Identification Protocol</text:p>
          </table:table-cell>
        </table:table-row>
        <table:table-row table:style-name="Table13.1">
          <table:table-cell table:style-name="Table13.A2" office:value-type="string">
            <text:p text:style-name="P14">0x01 00 00 00 00 00</text:p>
          </table:table-cell>
          <table:table-cell table:style-name="Table13.B2" office:value-type="string">
            <text:p text:style-name="P18">Teaching/Learning Configuration Protocol</text:p>
          </table:table-cell>
        </table:table-row>
        <table:table-row table:style-name="Table13.1">
          <table:table-cell table:style-name="Table13.A2" office:value-type="string">
            <text:p text:style-name="P14">0x00 80 00 00 00 00</text:p>
          </table:table-cell>
          <table:table-cell table:style-name="Table13.B2" office:value-type="string">
            <text:p text:style-name="P18">Remote Button Protocol</text:p>
          </table:table-cell>
        </table:table-row>
        <table:table-row table:style-name="Table13.1">
          <table:table-cell table:style-name="Table13.A2" office:value-type="string">
            <text:p text:style-name="P14">0x00 40 00 00 00 00</text:p>
          </table:table-cell>
          <table:table-cell table:style-name="Table13.B2" office:value-type="string">
            <text:p text:style-name="P18">Abbreviated Default CDI Protocol</text:p>
          </table:table-cell>
        </table:table-row>
        <table:table-row table:style-name="Table13.1">
          <table:table-cell table:style-name="Table13.A2" office:value-type="string">
            <text:p text:style-name="P14">0x00 20 00 00 00 00</text:p>
          </table:table-cell>
          <table:table-cell table:style-name="Table13.B2" office:value-type="string">
            <text:p text:style-name="P18">Display Protocol</text:p>
          </table:table-cell>
        </table:table-row>
        <table:table-row table:style-name="Table13.1">
          <table:table-cell table:style-name="Table13.A2" office:value-type="string">
            <text:p text:style-name="P14">0x00 10 00 00 00 00</text:p>
          </table:table-cell>
          <table:table-cell table:style-name="Table13.B2" office:value-type="string">
            <text:p text:style-name="P18">Simple Node Information Protocol</text:p>
          </table:table-cell>
        </table:table-row>
        <table:table-row table:style-name="Table13.1">
          <table:table-cell table:style-name="Table13.A2" office:value-type="string">
            <text:p text:style-name="P14">0x00 08 00 00 00 00</text:p>
          </table:table-cell>
          <table:table-cell table:style-name="Table13.B2" office:value-type="string">
            <text:p text:style-name="P18">Configuration Description Information (CDI)</text:p>
          </table:table-cell>
        </table:table-row>
        <table:table-row table:style-name="Table13.1">
          <table:table-cell table:style-name="Table13.A2" office:value-type="string">
            <text:p text:style-name="P14">0x00 04 00 00 00 00</text:p>
          </table:table-cell>
          <table:table-cell table:style-name="Table13.B2" office:value-type="string">
            <text:p text:style-name="P18">Traction Control Protocol (Train Protocol)</text:p>
          </table:table-cell>
        </table:table-row>
        <table:table-row table:style-name="Table13.1">
          <table:table-cell table:style-name="Table13.A2" office:value-type="string">
            <text:p text:style-name="P14">0x00 02 00 00 00 00</text:p>
          </table:table-cell>
          <table:table-cell table:style-name="Table13.B2" office:value-type="string">
            <text:p text:style-name="P18">Function Description Information (FDI)</text:p>
          </table:table-cell>
        </table:table-row>
        <table:table-row table:style-name="Table13.1">
          <table:table-cell table:style-name="Table13.A2" office:value-type="string">
            <text:p text:style-name="P14">0x00 01 00 00 00 00</text:p>
          </table:table-cell>
          <table:table-cell table:style-name="Table13.B2" office:value-type="string">
            <text:p text:style-name="P18">DCC Command Station Protocol</text:p>
          </table:table-cell>
        </table:table-row>
        <table:table-row table:style-name="Table13.1">
          <table:table-cell table:style-name="Table13.A2" office:value-type="string">
            <text:p text:style-name="P18">All others</text:p>
          </table:table-cell>
          <table:table-cell table:style-name="Table13.B2" office:value-type="string">
            <text:p text:style-name="P18">Reserved for future protocol bits. Shall be sent as 0 and ignored upon receipt.</text:p>
          </table:table-cell>
        </table:table-row>
      </table:table>
      <text:p text:style-name="P11"/>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5713778030106497875" text:style-name="L12">
        <text:list-item>
          <text:p text:style-name="P42">There is no guarantee that any other node is listening for this. No reply is possible. </text:p>
        </text:list-item>
        <text:list-item>
          <text:p text:style-name="P42">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text:soft-page-break/>If a node receives multiple Verify Node ID Number messages before being able to reply, it may combine multiple unaddressed Verified Node ID number responses into one.</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With the addition of an addressed form of the Verified Node ID message, is the above complete?)</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that reply can be identified by the full node ID in <text:span text:style-name="T1">the</text:span> data part of the message, and the desired node's alias will be <text:span text:style-name="T1">in the</text:span> source ID part of the message.</text:p>
      <text:h text:style-name="Heading_20_4" text:outline-level="4">Example: Finding a full node ID <text:span text:style-name="T12">from</text:span> a local alias</text:h>
      <text:p text:style-name="Standard">For wire protocols like CAN, which require short node aliases to send messages, Verify Node ID can be used to get the full node ID from a local alias by sending the addressed form to the alias. <text:s/>Only the desired node will reply, that reply can be identified by <text:span text:style-name="T1">the</text:span> known alias in the source ID part of the message, and the full node ID will be <text:span text:style-name="T1">in the</text:span> data part of the message.</text:p>
      <text:h text:style-name="Heading_20_4" text:outline-level="4">Example: Finding all nodes</text:h>
      <text:p text:style-name="Standard">Send the global form with no node ID. <text:s/></text:p>
      <text:h text:style-name="Heading_20_4" text:outline-level="4">Example: Confirming that a specific node can still be reached</text:h>
      <text:p text:style-name="Standard">If you have the necessary information (e.g. node alias) use the addressed form, as it's less load on the entire system. Otherwise use the global form with the Node ID in the data.</text:p>
      <text:h text:style-name="Heading_20_3" text:outline-level="3">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8230187309850419607" text:style-name="L13">
        <text:list-item>
          <text:p text:style-name="P43">Node A receives an addressed message from Node B that carries Node A's NID. </text:p>
        </text:list-item>
      </text:list>
      <text:list xml:id="list1721756054455948927" text:style-name="L14">
        <text:list-item>
          <text:p text:style-name="P44">The MTI indicates the start of an optional interaction. </text:p>
        </text:list-item>
      </text:list>
      <text:list xml:id="list5483496611887930798" text:style-name="L15">
        <text:list-item>
          <text:p text:style-name="P45">If Node A does not want to take part in the optional interaction, it may send an Optional Interaction Rejected message addressed to Node B with the original MTI in the message <text:soft-page-break/>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p>
      <text:p text:style-name="Standard">Example: <text:s/>A CAN node receives an addressed message with an unrecognized MTI:</text:p>
      <text:p text:style-name="P21">19EDCAAA <text:span text:style-name="T19">0123</text:span></text:p>
      <text:p text:style-name="Standard">It replies with</text:p>
      <text:p text:style-name="Standard">19068123 0A AA <text:span text:style-name="T16">20 00 </text:span><text:span text:style-name="T15">0E DC</text:span></text:p>
      <text:p text:style-name="Standard"><text:span text:style-name="T1">The 0C indicates Reject Optional Interaction. The </text:span><text:span text:style-name="T7">0E DC</text:span><text:span text:style-name="T1"> is as much as can be reconstructed of the original MTI. Note that it includes an addressed bit set, 10 00.</text:span><text:span text:style-name="T1"> The </text:span><text:span text:style-name="T8">20 00</text:span><text:span text:style-name="T1"> is the error code, which in this case indicates this is a permanent error.</text:span></text:p>
      <text:h text:style-name="Heading_20_4" text:outline-level="4">Reject Unaddressed Optional Interaction</text:h>
      <text:list xml:id="list2510056768156476950" text:style-name="L16">
        <text:list-item>
          <text:p text:style-name="P46">Node A receives an unaddressed message from Node B. </text:p>
        </text:list-item>
        <text:list-item>
          <text:p text:style-name="P46">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3748235337024337582" text:style-name="L17">
        <text:list-item>
          <text:p text:style-name="P47">Node A is taking part in an addressed interaction with Node B. Either node may be able to send the next message.</text:p>
        </text:list-item>
        <text:list-item>
          <text:p text:style-name="P47">Some error condition prevents Node A from continuing the interaction. </text:p>
        </text:list-item>
        <text:list-item>
          <text:p text:style-name="P47">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ext:soft-page-break/>This is a very coarse mechanism <text:span text:style-name="T1">that</text:span> is meant to handle rare events that should not routinely occur. <text:s/>The “most recent MTI received” values is not always sufficient to determine <text:span text:style-name="T1">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add an example e.g. two PIP requests which the node can't handle, please retry) (Make it clear when this option is <text:span text:style-name="T14">not</text:span> available in the protocol docs; assume it is if not otherwise indicated; simplifies little nodes)</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 <text:span text:style-name="T18">(reference Event documents for more detail)</text:span></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3" text:outline-level="3">Supported Protocol Inquiry and Response</text:h>
      <text:p text:style-name="Standard">OpenLCB defines various optional protocols. If another node attempts to use a protocol that the target node doesn't implement, there are well-defined rules for how the target node will either signal an error or ignore the request.</text:p>
      <text:p text:style-name="Standard">For some uses, it's convenient to be able to tell whether a node implements a protocol before attempting to use it. <text:s/>The Protocol Support Inquiry and Protocol Support Reply messages define a method for doing that.</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text:soft-page-break/>It is not necessary to use these messages to check whether an addressed protocol is supported by a node before attempting to use the protocol. If it's not, the standard error handling mechanism will indicate that.</text:p>
      <text:p text:style-name="Standard">These messages provides a way to check, without errors, whether the protocol is supported. Avoiding errors provides a cleaner system. <text:s/>Further, this method can check support for protocols that use global (non-addressed messages); nodes are not permitted to return errors for global messages.</text:p>
      <text:p text:style-name="Standard">We don't explicitly reference all the protocol definitions that are associated with specific bits. <text:s/>Implementors can find them from the protocol names, and we don't want to clog up this section of the Standard <text:span text:style-name="T1">with a</text:span> set of references that we'll <text:span text:style-name="T1">have</text:span> to update continually.</text:p>
      <text:p text:style-name="Standard">The CAN messages were defined to be part of the “simple” subset. <text:s/>Low-end nodes may want to implement this protocol so that higher-function nodes can easily learn their limitations.</text:p>
      <text:p text:style-name="Standard">Generally, the node designer will just provide a simple fixed value for the reply. On CAN, the entire frame is fixed except for the source and destination aliases. <text:s/>The destination alias can be taken directly from the request packet.</text:p>
      <text:p text:style-name="Standard">The requirement for messages of “one or more bytes” is to allow for future expansion. <text:s/>Messages of more than 6 bytes on CAN will be sent using the start/end message framing bits. It's not necessary to send extra zero bytes past any bits that need to be asserted.</text:p>
      <text:p text:style-name="Standard">Other nodes can snoop on this interaction to learn the protocols supported by a node, without having to send their own inquiry. <text:s/>It's not expected that the protocols supported by a specific node will change with time, although the Standard does not require that they be immutable. There's no mechanism for a node to request an update if another node's list of supported protocols changes, nor is there a mechanism for a node to inform others that its list has changed.</text:p>
      <text:p text:style-name="Standard">A node must promptly reply to the Inquiry message with the Reply message. On the other hand, the general message standard requires that a node not supporting this protocol reply to the Inquiry message with a Optional Interaction Rejected message. <text:s/>Either way, a node sending a Protocol Id Inquiry message can count on getting a rapid reply.</text:p>
      <text:p text:style-name="Standard">OpenLCB is big-endian, so the protocol bits have been assigned from the MSB of the 1<text:span text:style-name="T17">st</text:span> byte.</text:p>
      <text:p text:style-name="P15">In general, nodes using this interaction don't need to know the meaning of bits defined after the node was created. <text:s/>A node is looking to see whether a particular protocol is present or not so that it <text:span text:style-name="T1">can</text:span> select what actions to take. <text:s/>A newly-defined protocol isn't among the things that the node will try to reason about. <text:s/>This allows us to eventually extend the length of the reply without causing trouble for existing nodes.</text:p>
      <text:p text:style-name="P15">We define the bits here, rather than in the individual protocol definitions, to reduce the risk of duplicate assignments. Duplicate assignments would be obvious here, but not so much when spread across separate documents.</text:p>
      <text:p text:style-name="P15">Before the CAN message start/end bits were defined, the 0x00 00 00 00 00 0F bits in the PIP reply message were defined for expansion. <text:s/>Nodes were to ignore any frames with one or more of those bits set. That mechanism has been deprecated and all known implementations updated to remove it. It's possible that nodes implementing that early version will misinterpret PIP replies once those bits <text:soft-page-break/>represent specific protocols, but bits in the first CAN frame are valuable, so rather than reserve bits for that unlikely case, we've just required that those (few) nodes be fixed.</text:p>
      <text:p text:style-name="Standard">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15">The information returned is intended to be considered static: <text:s/>A node may request it and never have to request it again, because it won't change. <text:s/>(For development purposes, a node might be reprogrammed, so <text:span text:style-name="T1">it might be useful if configuration tools have a way to force rescan of this data)</text:span></text:p>
      <text:h text:style-name="Heading_20_2" text:outline-level="2">Routing</text:h>
      <text:p text:style-name="Standard">All messages can be, but don't have to be, presented to every node for processing.</text:p>
      <text:p text:style-name="Standard">All components that forward messages may, but are not required to, forward every message. <text:s/>They are required to forward addressed messages in such way that the message arrives at the addressed node, and that messages to that node preserve order within a given priority, and that a lower priority message never passes a higher priority message. </text:p>
      <text:p text:style-name="Standard">Unless specific arrangements are made within a specific protocol, all components that forward messages are required to forward unaddressed (global) messages in such a way that the messages arrive at every node. <text:s/>(The simple node protocol provides an example of a specific arrangement for not forwarding some messages)</text:p>
      <text:p text:style-name="Standard">Global messages must be presented to and acted upon by the node sending them. <text:s/>For example, a message that requires global replies from all notes with a certain condition must result in a reply message from the original sending node if that condition <text:span text:style-name="T1">is true for that node. <text:s/>(This enables passive condition monitoring by other nodes on the network)</text:span></text:p>
      <text:p text:style-name="P11">(Need to talk about buffering here. <text:s/>Switching between transports is a routing issue, and has to be done right, although much of it will be specified in data-link level standards)</text:p>
      <text:p text:style-name="P11">CAN implementations must send the frames of a message together to reduce buffering. <text:s/>Although higher-priority messages can be sent in the middle of a lower-priority message, there are only N priority levels, so receives only need to provide N buffers per node to reassemble CAN messages.</text:p>
      <text:h text:style-name="Heading_20_2" text:outline-level="2">Delays and Timeouts</text:h>
      <text:p text:style-name="Standard">Nodes shall send messages required by OpenLCB protocols within 750 msec unless otherwise indicated in <text:span text:style-name="T1">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he <text:change-start text:change-id="ct372145088"/>Message Network <text:change-end text:change-id="ct372145088"/>Standard should say that “Nodes shall allow at least nnn msec for a reply to be received to their <text:soft-page-break/>communications” and “Nodes shall reply to messages within mmm msec”<text:change-start text:change-id="ct372145296"/> (See above)<text:change-end text:change-id="ct372145296"/>. <text:s/>Then <text:change text:change-id="ct374992368"/><text:change-start text:change-id="ct374992208"/>the Message Network<text:change-end text:change-id="ct374992208"/>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1">the</text:span> mess<text:change-start text:change-id="ct374685152"/>a<text:change-end text:change-id="ct374685152"/>ge-specific parts of the TN.</text:p>
      <text:h text:style-name="Heading_20_1" text:outline-level="1">Simple Node Protocol Subset</text:h>
      <text:p text:style-name="Standard">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Simple nodes also have to do whatever is needed to function with their specific wire protocol, e.g. send CID/RID frames on CAN.</text:p></text:note-body></text:note> </text:p>
      <text:list xml:id="list444033077651663591" text:style-name="L18">
        <text:list-item>
          <text:p text:style-name="P48">indicate their presence (by sending Initialization Complete messages and replying to Verify Node messages)</text:p>
        </text:list-item>
        <text:list-item>
          <text:p text:style-name="P48">send and receive event reports (through PCER messages and associated reports)</text:p>
        </text:list-item>
        <text:list-item>
          <text:p text:style-name="P48">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7141396016295365552" text:style-name="L19">
        <text:list-item>
          <text:p text:style-name="P49">learn about the appearance of other nodes (by receiving Initialization Complete messages)</text:p>
        </text:list-item>
        <text:list-item>
          <text:p text:style-name="P49">learn about other producers and consumers (by receiving status messages) </text:p>
        </text:list-item>
      </text:list>
      <text:p text:style-name="Standard">and similar. To do this, they must be able to send and receive every message type.</text:p>
      <text:p text:style-name="Standard">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1">this</text:span>. <text:s/></text:p>
      <text:p text:style-name="Standard">Gateways <text:span text:style-name="T13">that</text:span> are serving network segments (e.g. single CAN segments) that contain only simple nodes may suppress unaddressed (global) messages that do not contain simple-node MTIs. </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1">the</text:span> current MTI definitions.</text:p>
      <text:h text:style-name="Heading_20_3" text:outline-level="3"><text:soft-page-break/>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3147275557042296912" text:style-name="L20">
        <text:list-item>
          <text:p text:style-name="P50">Verify Node ID – They need to receive this so that they can reply to it.</text:p>
        </text:list-item>
        <text:list-item>
          <text:p text:style-name="P50">Verified Node ID – They need to receive this because it's the reply to their own request, which might be used to e.g. locate a node for delayed sending of status</text:p>
        </text:list-item>
        <text:list-item>
          <text:p text:style-name="P50">Protocol Support Inquiry – They need to receive this so that they can reply to it.</text:p>
        </text:list-item>
        <text:list-item>
          <text:p text:style-name="P50">Identify Consumers, Identify Producers, Identify Events – <text:span text:style-name="T13">because</text:span> others will ask this of them</text:p>
        </text:list-item>
        <text:list-item>
          <text:p text:style-name="P50">Learn Event – so they can be programmed</text:p>
        </text:list-item>
        <text:list-item>
          <text:p text:style-name="P50">P/C Event Report – what they do for a living</text:p>
        </text:list-item>
      </text:list>
      <text:p text:style-name="Standard">In the future, additional MTIs will be defined. If simple nodes need to received them, the MTI will indicate that via the Simple bit; see previous section.</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716410806204939373" text:style-name="L21">
        <text:list-item>
          <text:p text:style-name="P51">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51">Consumer Identified, Consumer Identify Range: These are of interest to gateways and configuration tools, but an individual producer does not need to know which (if any) nodes are consuming its produced events.</text:p>
        </text:list-item>
        <text:list-item>
          <text:p text:style-name="P51">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Gateway Processing</text:h>
      <text:p text:style-name="Standard">Idea is to gather all the info on gateway processing here; TN-level discussion of distributed data-link level state machines (CAN alias handling at the remote side of the gateway); routing of global and addressed traffic; desire to have addressed traffic optionally throughout the network for snooper support; distributed routing based on InitializationComplete messages identifying location; handling of nodes that move from segment to segment e.g. throttles.</text:p>
      <text:h text:style-name="Heading_20_1" text:outline-level="1"><text:soft-page-break/>Expansion</text:h>
      <text:h text:style-name="Heading_20_2" text:outline-level="2">Longer MTIs</text:h>
      <text:p text:style-name="Standard">On the expansion past 16 bit MTIs both for global and addressed messages. Easy to take up another byte, harder to get optimal use out of it. To preserve the CAN priority structure, an MTI with each of <text:span text:style-name="T1">the</text:span> priority levels has been reserved. <text:s/>Messages with one of these MTIs will treat the start of the data second of the message (after the destination address et al, if present) as another byte of MTI. Nodes created before the expanded MTIs need to be defined can <text:span text:style-name="T1">just</text:span> ignore them.</text:p>
      <text:h text:style-name="Heading_20_2" text:outline-level="2">Longer Messages</text:h>
      <text:p text:style-name="Standard">Longer than 8-byte global, 7-byte addressed messages don't fit in a single frame. <text:s/>Discuss mechanism. <text:s/>Includes issues of guaranteed place for global to land in a node, e.g. memory management. (Spare frame type; request resend w/o buffering, but how long to hang on to original?)</text:p>
      <text:p text:style-name="Standard">PIP reply uses “break into N frames with MTI at start”: <text:s/>One message becomes N smaller ones. <text:s/>But it's a directed reply, so <text:span text:style-name="T1">the</text:span> requestor can ensure that the response will be processed on receipt. Label end with a non-full CAN frame (though Io code sends those in the middle), if needed a zero-length frame.</text:p>
      <text:p text:style-name="Standard">How do multi-frame addressed messages work if the receive buffer is full and the receiver has to discard the frames? There are several possible approaches. The datagram protocol and stream protocol demonstrate two approaches: reject &amp; retransmit, and negotiate a buffer in advance. There are certainly other ways to handle it too.</text:p>
      <text:p text:style-name="Standard">For example, the SNII protocol sends a short message and gets back a lot of data. The SNII reply uses the start-end bits so that the individual CAN frames become one long message. The node that initiates the SNII exchange _knows_ that a reply is coming back, _knows_ the max size of that, so should make sure that it has the buffer available (or can handle it some other way) when the large message comes back.</text:p>
      <text:p text:style-name="Standard">A CAN node may only send higher priority frames while in the middle of sending <text:span text:style-name="T1">the</text:span> frames that make up a long message. <text:s/>It may not send messages with the same or lower priority.</text:p>
      <text:p text:style-name="Standard">Need a few words about gateways: Buffer management is an issue (though not that big an issue, since a CAN link can only provide 8kB/s of data in any case) Nodes should send only one fragmented message at a time to reduce buffer use (though separate nodes can clearly interleave). This situation is greatly simplified because the gateway is assembling onto single messages on the non-CAN side, and only receiving single messages (no need to assemble them from pieces), so the buffer management can be handled separately on <text:span text:style-name="T1">the</text:span> two sides.</text:p>
      <text:p text:style-name="Standard">Expansion: PIP example. <text:s/>CAN-based code looks at 1<text:span text:style-name="T17">st</text:span> frame. <text:s/>To allow expansion, has to <text:span text:style-name="T14">already</text:span> look at first frame, reject/ignore if later frame.</text:p>
      <text:p text:style-name="Standard">The idea of idempotent messages and replies, which simplifies protocols that can reject a message due to buffer full. <text:s/>(Just resend it, no book-keeping needed)</text:p>
      <text:p text:style-name="Standard">Nodes shall not send short (less than 8 byte content) frames without the “last” bit active.</text:p>
      <text:p text:style-name="Standard"><text:span text:style-name="T1">Because</text:span> most frames are “only”, to simplify reading the MTI bytes, we've defined the first and last bits as active-0.</text:p>
      <text:p text:style-name="Standard"><text:soft-page-break/>How to handle expansion? E.g. what must nodes check? <text:s/>Reject if final not active, but that isn't expandable. Consider:</text:p>
      <text:list xml:id="list3832828328592739316" text:style-name="L22">
        <text:list-item>
          <text:p text:style-name="P52">first, last, expected content – handle as expected</text:p>
        </text:list-item>
      </text:list>
      <text:p text:style-name="Standard">Future expansion within the 1<text:span text:style-name="T17">st</text:span> frame, something already envisioned:</text:p>
      <text:list xml:id="list170958536" text:continue-numbering="true" text:style-name="L22">
        <text:list-item>
          <text:p text:style-name="P52">first, last, expected content + more in frame – handle original content as expected</text:p>
        </text:list-item>
      </text:list>
      <text:p text:style-name="Standard">Future expansion to larger message via additional frames:</text:p>
      <text:list xml:id="list1493032888" text:continue-numbering="true" text:style-name="L22">
        <text:list-item>
          <text:p text:style-name="P52">first, not last, expected content + more in frame – handle content</text:p>
        </text:list-item>
        <text:list-item>
          <text:p text:style-name="P52">not first, not last – more content, you've already replied, ignore</text:p>
        </text:list-item>
        <text:list-item>
          <text:p text:style-name="P52">not first, last – end of more content, you've already replied, ignore</text:p>
        </text:list-item>
      </text:list>
      <text:p text:style-name="Standard">This works, but the reply or response (if any) goes back before the full set of frames has come in on the wire. Nodes must be able to handle that. </text:p>
      <text:p text:style-name="Standard">(What we're trying to avoid here is nodes being required to have a buffer large enough to hold any possible <text:span text:style-name="T14">future</text:span> expansion of the message size, because that's a burden of the future on nodes now. Fixing a max size is only a partial answer to this)</text:p>
      <text:p text:style-name="Standard">An alternate expansion is to just save the original info in a buffer that only holds that original number of bytes, and then execute it when the final bit is received. <text:s/>To enable this, we require that any node send the frames of a single message consecutively, to prevent needing buffers for multiple simultaneous messages. <text:s/>That can still happen with multiple nodes sending. <text:s/>(<text:span text:style-name="T1">In theory, CAN arbitration &amp; the message structure would make it more likely that only one node would send the consecutive frames, as they all have the same header; but a higher priority message from another node can start in the middle of transmission, and we can't require than node implementations be fast enough to send bit-sequential messages)</text:span></text:p>
      <text:p text:style-name="P11">Gateways need to accumulate frames into single messages. <text:s/>They might need a large amount of buffering for this, in the limit one message buffer per CAN node being served (e.g. up to 50 or N*50 with electrical repeaters). <text:s/></text:p>
      <text:p text:style-name="P11">Does there need to be a permanent restriction on the max size of a message to reduce the size of needed <text:s/>buffers and to prevent stalling of e.g. CAN segments? <text:s/>Same size as datagram, which already has the issue? <text:s/>Note that SNII is now described as up to a total of 253 data bytes. (SNII could also send its reply as two smaller messages) Fifty buffers of 256 bytes is only 13kB, not so much. We've imagined that gateways may be sold as “serving up to N nodes”, in case people want to do advanced things like mixing repeaters, bridges and gateways. Somebody just needs to make a gateway that goes to 20*50...</text:p>
      <text:p text:style-name="P11">PIP request example:</text:p>
      <text:p text:style-name="P11">The combination of a Start bit and Stop bit is the entire message. If those are in two separate frames, you should still only receive one reply. But that reply can be to the frame with the start bit. <text:s/>There's no requirement that a node receive the entire message before replying. </text:p>
      <text:p text:style-name="P11">PIP request, where there's no real data, is a good example of this. <text:s/>PIP may be extended to have (optional) data later on, so nodes should be able to receive-and-ignore extra data. <text:s/>But there's no reason <text:soft-page-break/>for a current node to allocate a (big?) buffer to handle that assembly of PIP frames for future expansion. <text:s/>Instead, they can just process what they receive when they've received enough of it (e.g. the 1st frame in this case), and just know to skip the rest. So the Olcb* implementation does just that: Reply to frame with start bit set, whether or not stop bit set; ignore PIP frames without start bit set.</text:p>
      <text:h text:style-name="Heading_20_3" text:outline-level="3">Long global messages</text:h>
      <text:p text:style-name="Standard">OpenLCB-CAN does not support global messages with data content longer than eight bytes. <text:s/>This section is a discussion of the reasoning behind that, and some of <text:span text:style-name="T1">the</text:span> ways that the restriction could be relaxed.</text:p>
      <text:p text:style-name="Standard">There are two problems: <text:s/>Bits for coding start/end, and buffer management. <text:s/>The bits are just a matter of deciding to use MTI space. <text:s/>Buffer management is harder.</text:p>
      <text:p text:style-name="Standard">In general, use of long global messages would require unbounded buffer space in the receiving nodes. OpenLCB is a distributed, peer-to-peer system where an arbitrary number of nodes may chose to invoke a specific function at any given time. <text:s/>The huge layout case may involve hundreds of nodes doing the same thing on an sensible time scale. If that involves long-global messages, their sequences of CAN frames may be intermixed on the CAN bus.</text:p>
      <text:list xml:id="list7781618962032291382" text:style-name="L23">
        <text:list-item>
          <text:p text:style-name="P53">Gateways that move the long-global message onto the CAN bus can be required to send one message entirely before starting another, but that doesn't help with priority-driven mixing of messages from nodes directly on the CAN bus segment.</text:p>
        </text:list-item>
        <text:list-item>
          <text:p text:style-name="P53">One could restrict the design so that only one specific node on a layout can use a long-global message, but that raises a number of complexities that don't currently seem worth it just to get long-global messages.</text:p>
        </text:list-item>
        <text:list-item>
          <text:p text:style-name="P53">Specifying the maximum length of the long-global message helps reduce the size of the needed buffers, though not their number. <text:s/>This could be specified either absolutely (for all messages, useful for gateways that might not understand the content of the message) or for a specific long-global MTI (so that implementing end nodes can reserve the minimum size necessary). </text:p>
        </text:list-item>
        <text:list-item>
          <text:p text:style-name="P53">Rejecting messages that arrive without local buffer space makes the original global operation complicated because either an addressed or global retry of the operation is likely to be complex and error prone. <text:s/></text:p>
        </text:list-item>
      </text:list>
      <text:p text:style-name="Standard">There are also good alternatives:</text:p>
      <text:list xml:id="list4449929816373154409" text:style-name="L24">
        <text:list-item>
          <text:p text:style-name="P54">Manually send <text:span text:style-name="T1">the</text:span> large message as smaller ones, defined in the specific protocol being implemented. <text:s/>This is ugly, because it moves a CAN limitation out into the larger OpenLCB, but it does the job for now.</text:p>
        </text:list-item>
        <text:list-item>
          <text:p text:style-name="P54">Use a short global to get a reasonable-size list of relevant nodes, which are then send addressed messages. <text:s/>This generates more on-segment traffic because it doesn't use the multi-point nature of global messages, but makes buffer management (including retries) straight-forward.</text:p>
        </text:list-item>
      </text:list>
      <text:p text:style-name="Standard">Still, if the decision was made to provide long globals, it could be done. <text:s/>For buffer management, you'd allow a node to reject the global message <text:span text:style-name="T1">with a</text:span> temporary error code. <text:s/>That carries the Node ID of the rejecting node (as an alias on CAN), so that originator of the request can resend the <text:span text:style-name="T1">same</text:span> request as an addressed message to the rejecting node(s). Retries by resending the global request should be <text:soft-page-break/>forbidden, because they are likely to not converge as some other node runs short of buffers. The higher-level protocol that uses this should, if possible, cue the node to expect the global so that it <text:span text:style-name="T1">can</text:span> reserve buffer space. <text:s/>Etc.</text:p>
      <text:p text:style-name="Standard">To find the space for the start/end flags, there are several options. Global messages (destination present bit reset) with the Event ID present bit reset have the two modifier bits available as start-end flags. (The Simple bit might also be involved in this)</text:p>
      <text:list xml:id="list8633048537229381336" text:style-name="L25">
        <text:list-item>
          <text:p text:style-name="P55">Excluding the MTIs with the 'Event ID present' bit set is a tradeoff. <text:s/>By doing this, the high-volume messages used to identify producers and consumers of events can fit in a single frame. <text:s/>We could fix this by (for the 2<text:span text:style-name="T17">nd</text:span> time) redefining the MTIs for those messages to use higher bits <text:span text:style-name="T1">in the</text:span> MTI. Or leave it like it is.</text:p>
        </text:list-item>
        <text:list-item>
          <text:p text:style-name="P55">Dedicating those two bits (for global messages types without event IDs) takes away some MTI space for those specific types. <text:s/>That's a tradeoff between future expansion (gateways knowing how to handle MTIs they haven't seen yet) and number of available MTIs. <text:s/>For example, the Identify Events request is unlikely to ever grow to more than one frame. <text:s/>Having those two bits in the MTI be occupied anyway reduces the total number of possible MTIs. <text:s/>But it does allow the addition of longer-than 8 bytes global messages that can pass through current-production gateways.</text:p>
        </text:list-item>
      </text:list>
      <text:p text:style-name="Standard">Another approach would be to define specific MTIs for start/middle/end of long messages. <text:s/>But this is problematic for those messages once off the CAN bus, and if the bits for this are not specifically allocated (e.g. like this proposal), it makes automatic disassembly and assembly of messages to frames in gateways much harder. And it's a complete mess if e.g. another transport comes along that has a 14 byte limit. <text:change-start text:change-id="ct484277168"/></text:p>
      <text:h text:style-name="Heading_20_1" text:outline-level="1">CAN Adaptations</text:h>
      <text:h text:style-name="Heading_20_3" text:outline-level="3"><text:change-end text:change-id="ct484277168"/><text:change-start text:change-id="ct372103456"/>Initialization Complete</text:h>
      <text:p text:style-name="Standard">Indicates that the sending node initialization is complete, and once the message is delivered, reachable on the network.</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office:value-type="string">
            <text:p text:style-name="P19">Name</text:p>
          </table:table-cell>
          <table:table-cell table:style-name="Table14.A1" office:value-type="string">
            <text:p text:style-name="P19">Dest ID</text:p>
          </table:table-cell>
          <table:table-cell table:style-name="Table14.A1" office:value-type="string">
            <text:p text:style-name="P19">Event ID</text:p>
          </table:table-cell>
          <table:table-cell table:style-name="Table14.A1" office:value-type="string">
            <text:p text:style-name="P19">Simple Node </text:p>
          </table:table-cell>
          <table:table-cell table:style-name="Table14.A1" office:value-type="string">
            <text:p text:style-name="P19">Common</text:p>
            <text:p text:style-name="P19">MTI</text:p>
          </table:table-cell>
          <table:table-cell table:style-name="Table14.A1" office:value-type="string">
            <text:p text:style-name="P19">CAN format</text:p>
          </table:table-cell>
          <table:table-cell table:style-name="Table14.G1" office:value-type="string">
            <text:p text:style-name="P19">Data Content</text:p>
          </table:table-cell>
        </table:table-row>
        <table:table-row>
          <table:table-cell table:style-name="Table14.A2" office:value-type="string">
            <text:p text:style-name="Table_20_Contents">Initialization Complete</text:p>
          </table:table-cell>
          <table:table-cell table:style-name="Table14.A2" office:value-type="string">
            <text:p text:style-name="P18">N</text:p>
          </table:table-cell>
          <table:table-cell table:style-name="Table14.A2" office:value-type="string">
            <text:p text:style-name="P18">N</text:p>
          </table:table-cell>
          <table:table-cell table:style-name="Table14.A2" office:value-type="string">
            <text:p text:style-name="P18">N</text:p>
          </table:table-cell>
          <table:table-cell table:style-name="Table14.A2" office:value-type="string">
            <text:p text:style-name="P18">0x0100</text:p>
          </table:table-cell>
          <table:table-cell table:style-name="Table14.A2" office:value-type="string">
            <text:p text:style-name="P18">0x1910,0sss</text:p>
          </table:table-cell>
          <table:table-cell table:style-name="Table14.G2" office:value-type="string">
            <text:p text:style-name="P18">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office:value-type="string">
            <text:p text:style-name="P19">Name</text:p>
          </table:table-cell>
          <table:table-cell table:style-name="Table15.A1" office:value-type="string">
            <text:p text:style-name="P19">Dest ID</text:p>
          </table:table-cell>
          <table:table-cell table:style-name="Table15.A1" office:value-type="string">
            <text:p text:style-name="P19">Event ID</text:p>
          </table:table-cell>
          <table:table-cell table:style-name="Table15.A1" office:value-type="string">
            <text:p text:style-name="P19">Simple Node </text:p>
          </table:table-cell>
          <table:table-cell table:style-name="Table15.A1" office:value-type="string">
            <text:p text:style-name="P19">Common</text:p>
            <text:p text:style-name="P19">MTI</text:p>
          </table:table-cell>
          <table:table-cell table:style-name="Table15.A1" office:value-type="string">
            <text:p text:style-name="P19">CAN format</text:p>
          </table:table-cell>
          <table:table-cell table:style-name="Table15.G1" office:value-type="string">
            <text:p text:style-name="P19">Data Content</text:p>
          </table:table-cell>
        </table:table-row>
        <text:soft-page-break/>
        <table:table-row>
          <table:table-cell table:style-name="Table15.A2" table:number-rows-spanned="2" office:value-type="string">
            <text:p text:style-name="P18">Verify Node ID</text:p>
          </table:table-cell>
          <table:table-cell table:style-name="Table15.A2" office:value-type="string">
            <text:p text:style-name="P18">N</text:p>
          </table:table-cell>
          <table:table-cell table:style-name="Table15.A2" office:value-type="string">
            <text:p text:style-name="P18">N</text:p>
          </table:table-cell>
          <table:table-cell table:style-name="Table15.A2" office:value-type="string">
            <text:p text:style-name="P18">Y</text:p>
          </table:table-cell>
          <table:table-cell table:style-name="Table15.A2" office:value-type="string">
            <text:p text:style-name="P18">0x28A7</text:p>
          </table:table-cell>
          <table:table-cell table:style-name="Table15.A2" office:value-type="string">
            <text:p text:style-name="P18">0x1949,0sss</text:p>
          </table:table-cell>
          <table:table-cell table:style-name="Table15.G2" office:value-type="string">
            <text:p text:style-name="P18">(optional) Node ID</text:p>
          </table:table-cell>
        </table:table-row>
        <table:table-row>
          <table:covered-table-cell/>
          <table:table-cell table:style-name="Table15.A2" office:value-type="string">
            <text:p text:style-name="P18">Y</text:p>
          </table:table-cell>
          <table:table-cell table:style-name="Table15.A2" office:value-type="string">
            <text:p text:style-name="P18">N</text:p>
          </table:table-cell>
          <table:table-cell table:style-name="Table15.A2" office:value-type="string">
            <text:p text:style-name="P18"/>
          </table:table-cell>
          <table:table-cell table:style-name="Table15.A2" office:value-type="string">
            <text:p text:style-name="P18">0x30A0</text:p>
          </table:table-cell>
          <table:table-cell table:style-name="Table15.A2" office:value-type="string">
            <text:p text:style-name="P18">0x1948,8sss fddd</text:p>
          </table:table-cell>
          <table:table-cell table:style-name="Table15.G2" office:value-type="string">
            <text:p text:style-name="P18">(optional) Node ID</text:p>
          </table:table-cell>
        </table:table-row>
      </table:table>
      <text:p text:style-name="Standard"/>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change-end text:change-id="ct372103456"/></text:p>
      <text:p text:style-name="Standard"><text:change-start text:change-id="ct302974848"/>The addressed form may include an optional full NodeID in the data section. The addressed node must always reply, whether or not a Node ID is carried in the data, and whether there's a match when the optional Node ID is present. The optional NodeID idea just serves as documentation of the intent of the request. <text:s/>(Makes sense on CAN, not so much on other transports that don't use aliases).</text:p>
      <text:p text:style-name="P9">(Should the discussion of replying be here, or under interactions? Might be better to have this section talk about the meaning of the Node ID, rather that about replies.)</text:p>
      <text:p text:style-name="P9">(In the TN, add an example of the full format messages, which can include two copies of the Node ID due to the way destination alias mapping works)</text:p>
      <text:h text:style-name="Heading_20_3" text:outline-level="3">Verified Node ID</text:h>
      <text:p text:style-name="P9">Reply to the Verify Node ID message.</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office:value-type="string">
            <text:p text:style-name="P19">Name</text:p>
          </table:table-cell>
          <table:table-cell table:style-name="Table16.A1" office:value-type="string">
            <text:p text:style-name="P19">Dest ID</text:p>
          </table:table-cell>
          <table:table-cell table:style-name="Table16.A1" office:value-type="string">
            <text:p text:style-name="P19">Event ID</text:p>
          </table:table-cell>
          <table:table-cell table:style-name="Table16.A1" office:value-type="string">
            <text:p text:style-name="P19">Simple Node </text:p>
          </table:table-cell>
          <table:table-cell table:style-name="Table16.A1" office:value-type="string">
            <text:p text:style-name="P19">Common</text:p>
            <text:p text:style-name="P19">MTI</text:p>
          </table:table-cell>
          <table:table-cell table:style-name="Table16.A1" office:value-type="string">
            <text:p text:style-name="P19">CAN format</text:p>
          </table:table-cell>
          <table:table-cell table:style-name="Table16.G1" office:value-type="string">
            <text:p text:style-name="P19">Data Content</text:p>
          </table:table-cell>
        </table:table-row>
        <table:table-row>
          <table:table-cell table:style-name="Table16.A2" office:value-type="string">
            <text:p text:style-name="P18">Verified Node ID</text:p>
          </table:table-cell>
          <table:table-cell table:style-name="Table16.A2" office:value-type="string">
            <text:p text:style-name="P18">N</text:p>
          </table:table-cell>
          <table:table-cell table:style-name="Table16.A2" office:value-type="string">
            <text:p text:style-name="P18">N</text:p>
          </table:table-cell>
          <table:table-cell table:style-name="Table16.A2" office:value-type="string">
            <text:p text:style-name="P18">Y</text:p>
          </table:table-cell>
          <table:table-cell table:style-name="Table16.A2" office:value-type="string">
            <text:p text:style-name="P18">0x28B7</text:p>
          </table:table-cell>
          <table:table-cell table:style-name="Table16.A2" office:value-type="string">
            <text:p text:style-name="P18">0x1917,0sss</text:p>
          </table:table-cell>
          <table:table-cell table:style-name="Table16.G2" office:value-type="string">
            <text:p text:style-name="P18">Full Node ID of sending node</text:p>
          </table:table-cell>
        </table:table-row>
      </table:table>
      <text:p text:style-name="P9">The node ID in the data is redundant on wire protocols that carry the full source ID, but can be very valuable for wire protocols that abbreviate (“alias”) the source ID within the messages, e.g. CAN.</text:p>
      <text:h text:style-name="Heading_20_3" text:outline-level="3">Optional Interaction Rejected</text:h>
      <text:p text:style-name="Standard"/>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style-name="Table17.1">
          <table:table-cell table:style-name="Table17.A1" office:value-type="string">
            <text:p text:style-name="P19">Name</text:p>
          </table:table-cell>
          <table:table-cell table:style-name="Table17.A1" office:value-type="string">
            <text:p text:style-name="P19">Dest ID</text:p>
          </table:table-cell>
          <table:table-cell table:style-name="Table17.A1" office:value-type="string">
            <text:p text:style-name="P19">Event ID</text:p>
          </table:table-cell>
          <table:table-cell table:style-name="Table17.A1" office:value-type="string">
            <text:p text:style-name="P19">Simple Node </text:p>
          </table:table-cell>
          <table:table-cell table:style-name="Table17.A1" office:value-type="string">
            <text:p text:style-name="P19">Common</text:p>
            <text:p text:style-name="P19">MTI</text:p>
          </table:table-cell>
          <table:table-cell table:style-name="Table17.A1" office:value-type="string">
            <text:p text:style-name="P19">CAN format</text:p>
          </table:table-cell>
          <table:table-cell table:style-name="Table17.G1" office:value-type="string">
            <text:p text:style-name="P19">Data Content</text:p>
          </table:table-cell>
        </table:table-row>
        <table:table-row table:style-name="Table17.1">
          <table:table-cell table:style-name="Table17.A2" office:value-type="string">
            <text:p text:style-name="P18">Optional Interaction Rejected</text:p>
          </table:table-cell>
          <table:table-cell table:style-name="Table17.A2" office:value-type="string">
            <text:p text:style-name="P18">Y</text:p>
          </table:table-cell>
          <table:table-cell table:style-name="Table17.A2" office:value-type="string">
            <text:p text:style-name="P18">N</text:p>
          </table:table-cell>
          <table:table-cell table:style-name="Table17.A2" office:value-type="string">
            <text:p text:style-name="P18"/>
          </table:table-cell>
          <table:table-cell table:style-name="Table17.A2" office:value-type="string">
            <text:p text:style-name="P18">0x30C0</text:p>
          </table:table-cell>
          <table:table-cell table:style-name="Table17.A2" office:value-type="string">
            <text:p text:style-name="P18">0x1906,8sss fddd</text:p>
          </table:table-cell>
          <table:table-cell table:style-name="Table17.G2" office:value-type="string">
            <text:p text:style-name="P18">Error codes, MTI, optional information</text:p>
          </table:table-cell>
        </table:table-row>
      </table:table>
      <text:p text:style-name="P11"/>
      <text:p text:style-name="P10">The contents are, in order:</text:p>
      <text:list xml:id="list1583371443" text:continue-list="list1565779557" text:style-name="L11">
        <text:list-item>
          <text:p text:style-name="P41"><text:soft-page-break/>Two bytes of error code.</text:p>
        </text:list-item>
        <text:list-item>
          <text:p text:style-name="P40"><text:span text:style-name="T1">Two bytes of MTI. <text:s/>If the frame transport only delivered part of the MTI</text:span><text:span text:style-name="T1"><text:note text:id="ftn6" text:note-class="footnote"><text:note-citation>6</text:note-citation><text:note-body><text:p text:style-name="Footnote">For example, CAN delivers 13 bits of the MTI via each frame (the special bit is known to be zero).</text:p></text:note-body></text:note></text:span><text:span text:style-name="T1">, that content is returned with the rest of the MTI bits set to zero.</text:span></text:p>
        </text:list-item>
        <text:list-item>
          <text:p text:style-name="P41">Any extra bytes that the node wishes to include. There can be zero or more of these. These must be described in the node documentation.</text:p>
        </text:list-item>
      </text:list>
      <text:p text:style-name="P10">Nodes must process this message even if not all of the contents are provided.</text:p>
      <text:p text:style-name="P10">Error codes:</text:p>
      <text:p text:style-name="P17">0x1000 bit: if set, this is known to be a temporary error, and the interaction can be retried.</text:p>
      <text:p text:style-name="P17">0x2000 bit: if set, this is known to be a permanent error, and the interaction must not be retried.</text:p>
      <text:h text:style-name="Heading_20_3" text:outline-level="3">Terminate Due to Error</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table-cell table:style-name="Table18.A1" office:value-type="string">
            <text:p text:style-name="P19">Name</text:p>
          </table:table-cell>
          <table:table-cell table:style-name="Table18.A1" office:value-type="string">
            <text:p text:style-name="P19">Dest ID</text:p>
          </table:table-cell>
          <table:table-cell table:style-name="Table18.A1" office:value-type="string">
            <text:p text:style-name="P19">Event ID</text:p>
          </table:table-cell>
          <table:table-cell table:style-name="Table18.A1" office:value-type="string">
            <text:p text:style-name="P19">Simple Node </text:p>
          </table:table-cell>
          <table:table-cell table:style-name="Table18.A1" office:value-type="string">
            <text:p text:style-name="P19">Common</text:p>
            <text:p text:style-name="P19">MTI</text:p>
          </table:table-cell>
          <table:table-cell table:style-name="Table18.A1" office:value-type="string">
            <text:p text:style-name="P19">CAN format</text:p>
          </table:table-cell>
          <table:table-cell table:style-name="Table18.G1" office:value-type="string">
            <text:p text:style-name="P19">Data Content</text:p>
          </table:table-cell>
        </table:table-row>
        <table:table-row>
          <table:table-cell table:style-name="Table18.A2" office:value-type="string">
            <text:p text:style-name="P18">Terminate Due to Error</text:p>
          </table:table-cell>
          <table:table-cell table:style-name="Table18.A2" office:value-type="string">
            <text:p text:style-name="P18">Y</text:p>
          </table:table-cell>
          <table:table-cell table:style-name="Table18.A2" office:value-type="string">
            <text:p text:style-name="P18">N</text:p>
          </table:table-cell>
          <table:table-cell table:style-name="Table18.A2" office:value-type="string">
            <text:p text:style-name="P18"/>
          </table:table-cell>
          <table:table-cell table:style-name="Table18.A2" office:value-type="string">
            <text:p text:style-name="P18">0x30D0</text:p>
          </table:table-cell>
          <table:table-cell table:style-name="Table18.A2" office:value-type="string">
            <text:p text:style-name="P18">0x190A,8sss fddd</text:p>
          </table:table-cell>
          <table:table-cell table:style-name="Table18.G2" office:value-type="string">
            <text:p text:style-name="P18">Error code, MTI, optional information</text:p>
          </table:table-cell>
        </table:table-row>
      </table:table>
      <text:p text:style-name="P17"/>
      <text:p text:style-name="P10">The contents are, in order:</text:p>
      <text:list xml:id="list1632526899" text:continue-numbering="true" text:style-name="L11">
        <text:list-item>
          <text:p text:style-name="P41">Two bytes of error code.</text:p>
        </text:list-item>
        <text:list-item>
          <text:p text:style-name="P40"><text:span text:style-name="T1">Two bytes of MTI. <text:s/>If the frame transport only delivered part of the MTI</text:span><text:span text:style-name="T1"><text:note text:id="ftn7" text:note-class="footnote"><text:note-citation>7</text:note-citation><text:note-body><text:p text:style-name="Footnote">For example, CAN delivers 14 bits of the MTI via each frame (the special bit is known to be zero and <text:span text:style-name="T9">the</text:span> stream/datagram bit can be inferred).</text:p></text:note-body></text:note></text:span><text:span text:style-name="T1">, that content is returned with the rest of the MTI bits set to zero.</text:span></text:p>
        </text:list-item>
        <text:list-item>
          <text:p text:style-name="P41">Any extra bytes that the node wishes to include. There can be zero or more of these. These must be described in the node documentation.</text:p>
        </text:list-item>
      </text:list>
      <text:p text:style-name="P10">Nodes must process this message even if not all of the contents are provided.</text:p>
      <text:p text:style-name="P10">Error codes: <text:s/><text:span text:style-name="T18">(combine the errors flags into a single section)</text:span></text:p>
      <text:p text:style-name="P17">0x1000 bit: if set, this is known to be a temporary error, and the interaction can be retried.</text:p>
      <text:p text:style-name="P17">0x2000 bit: if set, this is known to be a permanent error, and the interaction must not be retried.</text:p>
      <text:p text:style-name="P17"/>
      <text:h text:style-name="Heading_20_3" text:outline-level="3">Protocol Support Inquiry</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table-cell table:style-name="Table19.A1" office:value-type="string">
            <text:p text:style-name="P19">Name</text:p>
          </table:table-cell>
          <table:table-cell table:style-name="Table19.A1" office:value-type="string">
            <text:p text:style-name="P19">Dest <text:soft-page-break/>ID</text:p>
          </table:table-cell>
          <table:table-cell table:style-name="Table19.A1" office:value-type="string">
            <text:p text:style-name="P19">Event <text:soft-page-break/>ID</text:p>
          </table:table-cell>
          <table:table-cell table:style-name="Table19.A1" office:value-type="string">
            <text:p text:style-name="P19">Simple <text:soft-page-break/>Node </text:p>
          </table:table-cell>
          <table:table-cell table:style-name="Table19.A1" office:value-type="string">
            <text:p text:style-name="P19">Common</text:p>
            <text:p text:style-name="P19"><text:soft-page-break/>MTI</text:p>
          </table:table-cell>
          <table:table-cell table:style-name="Table19.A1" office:value-type="string">
            <text:p text:style-name="P19">CAN format</text:p>
          </table:table-cell>
          <table:table-cell table:style-name="Table19.G1" office:value-type="string">
            <text:p text:style-name="P19">Data Content</text:p>
          </table:table-cell>
        </table:table-row>
        <table:table-row>
          <table:table-cell table:style-name="Table19.A2" office:value-type="string">
            <text:p text:style-name="P18">Protocol Support Inquiry</text:p>
          </table:table-cell>
          <table:table-cell table:style-name="Table19.A2" office:value-type="string">
            <text:p text:style-name="P18">Y</text:p>
          </table:table-cell>
          <table:table-cell table:style-name="Table19.A2" office:value-type="string">
            <text:p text:style-name="P18">N</text:p>
          </table:table-cell>
          <table:table-cell table:style-name="Table19.A2" office:value-type="string">
            <text:p text:style-name="P18">N</text:p>
          </table:table-cell>
          <table:table-cell table:style-name="Table19.A2" office:value-type="string">
            <text:p text:style-name="P18">0x32E0</text:p>
          </table:table-cell>
          <table:table-cell table:style-name="Table19.A2" office:value-type="string">
            <text:p text:style-name="P18">0x1Edd,dsss 2E</text:p>
          </table:table-cell>
          <table:table-cell table:style-name="Table19.G2" office:value-type="string">
            <text:p text:style-name="P18">(none)</text:p>
          </table:table-cell>
        </table:table-row>
      </table:table>
      <text:p text:style-name="Standard"/>
      <text:p text:style-name="Standard"/>
      <text:h text:style-name="Heading_20_3" text:outline-level="3"><text:bookmark text:name="psr1"/>Protocol Support Reply</text:h>
      <text:p text:style-name="Standard"/>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table-cell table:style-name="Table20.A1" office:value-type="string">
            <text:p text:style-name="P19">Name</text:p>
          </table:table-cell>
          <table:table-cell table:style-name="Table20.A1" office:value-type="string">
            <text:p text:style-name="P19">Dest ID</text:p>
          </table:table-cell>
          <table:table-cell table:style-name="Table20.A1" office:value-type="string">
            <text:p text:style-name="P19">Event ID</text:p>
          </table:table-cell>
          <table:table-cell table:style-name="Table20.A1" office:value-type="string">
            <text:p text:style-name="P19">Simple Node </text:p>
          </table:table-cell>
          <table:table-cell table:style-name="Table20.A1" office:value-type="string">
            <text:p text:style-name="P19">Common</text:p>
            <text:p text:style-name="P19">MTI</text:p>
          </table:table-cell>
          <table:table-cell table:style-name="Table20.A1" office:value-type="string">
            <text:p text:style-name="P19">CAN format</text:p>
          </table:table-cell>
          <table:table-cell table:style-name="Table20.G1" office:value-type="string">
            <text:p text:style-name="P19">Data Content</text:p>
          </table:table-cell>
        </table:table-row>
        <table:table-row>
          <table:table-cell table:style-name="Table20.A2" office:value-type="string">
            <text:p text:style-name="P18">Protocol Support Reply</text:p>
          </table:table-cell>
          <table:table-cell table:style-name="Table20.A2" office:value-type="string">
            <text:p text:style-name="P18">Y</text:p>
          </table:table-cell>
          <table:table-cell table:style-name="Table20.A2" office:value-type="string">
            <text:p text:style-name="P18">N</text:p>
          </table:table-cell>
          <table:table-cell table:style-name="Table20.A2" office:value-type="string">
            <text:p text:style-name="P18">N</text:p>
          </table:table-cell>
          <table:table-cell table:style-name="Table20.A2" office:value-type="string">
            <text:p text:style-name="P18">0x32F0</text:p>
          </table:table-cell>
          <table:table-cell table:style-name="Table20.A2" office:value-type="string">
            <text:p text:style-name="P18">0x1Edd,dsss 2F</text:p>
          </table:table-cell>
          <table:table-cell table:style-name="Table20.G2" office:value-type="string">
            <text:p text:style-name="P14">One or more bytes identifying the supported OpenLCB protocols; see Table in general description.</text:p>
          </table:table-cell>
        </table:table-row>
      </table:table>
      <text:p text:style-name="P11"><text:change-end text:change-id="ct302974848"/></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text:s/>1 Introduction<text:tab/>1</text:p>
          <text:p text:style-name="P26">Annotations to the Specification<text:tab/>1</text:p>
          <text:p text:style-name="P25">Introduction<text:tab/>1</text:p>
          <text:p text:style-name="P26"><text:s/>2 Intended Use<text:tab/>2</text:p>
          <text:p text:style-name="P25"><text:s/>2.1 References and Context<text:tab/>2</text:p>
          <text:p text:style-name="P25"><text:s/>2.2 Message Format<text:tab/>2</text:p>
          <text:p text:style-name="P24"><text:s/>2.2.1 Message Type Indicators<text:tab/>2</text:p>
          <text:p text:style-name="P27"><text:s/>2.2.1.1 CAN MTI Considerations<text:tab/>5</text:p>
          <text:p text:style-name="P23"><text:s/>2.2.1.1.1 Addressed and Global CAN MTIs<text:tab/>6</text:p>
          <text:p text:style-name="P23"><text:s/>2.2.1.1.2 Datagram and Stream frame format<text:tab/>7</text:p>
          <text:p text:style-name="P23"><text:s/>2.2.1.1.3 CAN Notes<text:tab/>8</text:p>
          <text:p text:style-name="P24"><text:s/>2.2.2 Message Content<text:tab/>8</text:p>
          <text:p text:style-name="P25"><text:s/>2.3 States<text:tab/>9</text:p>
          <text:p text:style-name="P25"><text:s/>2.4 Definition of Specific Messages<text:tab/>9</text:p>
          <text:p text:style-name="P24"><text:s/>2.4.1 Initialization Complete<text:tab/>9</text:p>
          <text:p text:style-name="P24"><text:s/>2.4.2 Verify Node ID<text:tab/>9</text:p>
          <text:p text:style-name="P24"><text:s/>2.4.3 Verified Node ID<text:tab/>10</text:p>
          <text:p text:style-name="P24"><text:s/>2.4.4 Optional Interaction Rejected<text:tab/>10</text:p>
          <text:p text:style-name="P24"><text:s/>2.4.5 Terminate Due to Error<text:tab/>11</text:p>
          <text:p text:style-name="P24"><text:s/>2.4.6 Protocol Support Inquiry<text:tab/>12</text:p>
          <text:p text:style-name="P24"><text:s/>2.4.7 Protocol Support Reply<text:tab/>12</text:p>
          <text:p text:style-name="P25"><text:s/>2.5 Interactions<text:tab/>13</text:p>
          <text:p text:style-name="P24"><text:s/>2.5.1 Node Initialization<text:tab/>13</text:p>
          <text:p text:style-name="P24"><text:s/>2.5.2 Node ID Detection<text:tab/>13</text:p>
          <text:p text:style-name="P27"><text:s/>2.5.2.1 Example: Node obtaining local alias from full node ID<text:tab/>14</text:p>
          <text:p text:style-name="P27"><text:s/>2.5.2.2 Example: Finding a full node ID from a local alias<text:tab/>14</text:p>
          <text:p text:style-name="P27"><text:s/>2.5.2.3 Example: Finding all nodes<text:tab/>14</text:p>
          <text:p text:style-name="P27"><text:s/>2.5.2.4 Example: Confirming that a specific node can still be reached<text:tab/>14</text:p>
          <text:p text:style-name="P24"><text:s/>2.5.3 Error Handling<text:tab/>14</text:p>
          <text:p text:style-name="P27"><text:s/>2.5.3.1 Reject Addressed Optional Interaction<text:tab/>14</text:p>
          <text:p text:style-name="P27"><text:s/>2.5.3.2 Reject Unaddressed Optional Interaction<text:tab/>15</text:p>
          <text:p text:style-name="P27"><text:s/>2.5.3.3 Reject Addressed Standard Interaction Due to Error<text:tab/>15</text:p>
          <text:p text:style-name="P24"><text:s/>2.5.4 Duplicate Node ID Discovery<text:tab/>16</text:p>
          <text:p text:style-name="P24"><text:s/>2.5.5 Supported Protocol Inquiry and Response<text:tab/>16</text:p>
          <text:p text:style-name="P25"><text:s/>2.6 Routing<text:tab/>18</text:p>
          <text:p text:style-name="P25"><text:s/>2.7 Delays and Timeouts<text:tab/>18</text:p>
          <text:p text:style-name="P26"><text:s/>3 Simple Node Protocol Subset<text:tab/>19</text:p>
          <text:p text:style-name="P25"><text:s/>3.1 Protocol Description<text:tab/>19</text:p>
          <text:p text:style-name="P24"><text:s/>3.1.1 Messages Transmitted<text:tab/>20</text:p>
          <text:p text:style-name="P24"><text:s/>3.1.2 Messages Received<text:tab/>20</text:p>
          <text:p text:style-name="P24"><text:s/>3.1.3 Messages Not Received<text:tab/>20</text:p>
          <text:p text:style-name="P26"><text:s/>4 Gateway Processing<text:tab/>20</text:p>
          <text:p text:style-name="P26"><text:s/>5 Expansion<text:tab/>21</text:p>
          <text:p text:style-name="P25"><text:s/>5.1 Longer MTIs<text:tab/>21</text:p>
          <text:p text:style-name="P25"><text:s/>5.2 Longer Messages<text:tab/>21</text:p>
          <text:p text:style-name="P24"><text:s/>5.2.1 Long global messages<text:tab/>23</text:p>
          <text:p text:style-name="P26"><text:s/>6 CAN Adaptations<text:tab/>24</text:p>
          <text:p text:style-name="P24"><text:s/>6.1.1 Initialization Complete<text:tab/>24</text:p>
          <text:p text:style-name="P24"><text:s/>6.1.2 Verify Node ID<text:tab/>24</text:p>
          <text:p text:style-name="P24"><text:s/>6.1.3 Verified Node ID<text:tab/>25</text:p>
          <text:p text:style-name="P24"><text:s/>6.1.4 Optional Interaction Rejected<text:tab/>25</text:p>
          <text:p text:style-name="P24"><text:s/>6.1.5 Terminate Due to Error<text:tab/>26</text:p>
          <text:p text:style-name="P24"><text:s/>6.1.6 Protocol Support Inquiry<text:tab/>26</text:p>
          <text:p text:style-name="P24"><text:s/>6.1.7 Protocol Support Reply<text:tab/>27</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2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Message Network Working Note</text:p>
      </style:header>
      <style:footer>
        <text:tracked-changes>
          <text:changed-region xml:id="ct458021200" text:id="ct458021200">
            <text:insertion>
              <office:change-info>
                <dc:creator>Bob Jacobsen</dc:creator>
                <dc:date>2013-02-06T22:33:00</dc:date>
              </office:change-info>
            </text:insertion>
          </text:changed-region>
          <text:changed-region xml:id="ct515779504" text:id="ct515779504">
            <text:deletion>
              <office:change-info>
                <dc:creator>Bob Jacobsen</dc:creator>
                <dc:date>2013-02-06T22:33:00</dc:date>
              </office:change-info>
              <text:p text:style-name="Footer"><text:span text:style-name="Page_20_Number"><text:span text:style-name="MT2"><text:date style:data-style-name="N116" text:date-value="2013-04-28T01:50:14.99">4-28-2013</text:date></text:span></text:span></text:p>
            </text:deletion>
          </text:changed-region>
        </text:tracked-changes>
        <text:p text:style-name="Footer"><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27</text:page-count></text:span></text:span><text:span text:style-name="Page_20_Number"><text:span text:style-name="MT2"> - </text:span></text:span><text:change-start text:change-id="ct458021200"/><text:span text:style-name="Page_20_Number"><text:span text:style-name="MT2"><text:date style:data-style-name="N75" text:date-value="2013-04-28T01:50:14.99">Apr 28, 2013</text:date></text:span></text:span><text:change-end text:change-id="ct458021200"/><text:change text:change-id="ct515779504"/></text:p>
      </style:footer>
    </style:master-page>
    <style:master-page style:name="First_20_Page" style:display-name="First Page" style:page-layout-name="Mpm2" style:next-style-name="Standard">
      <style:header>
        <text:tracked-changes>
          <text:changed-region xml:id="ct515558144" text:id="ct515558144">
            <text:insertion>
              <office:change-info>
                <dc:creator>David Harris</dc:creator>
                <dc:date>2013-02-11T08:18:00</dc:date>
              </office:change-info>
            </text:insertion>
          </text:changed-region>
          <text:changed-region xml:id="ct515424368" text:id="ct515424368">
            <text:insertion>
              <office:change-info>
                <dc:creator>David Harris</dc:creator>
                <dc:date>2013-02-11T08:19:00</dc:date>
              </office:change-info>
            </text:insertion>
          </text:changed-region>
          <text:changed-region xml:id="ct457673056" text:id="ct457673056">
            <text:deletion>
              <office:change-info>
                <dc:creator>David Harris</dc:creator>
                <dc:date>2013-02-11T08:18:00</dc:date>
              </office:change-info>
              <text:p text:style-name="MP6">Working Note</text:p>
            </text:deletion>
          </text:changed-region>
        </text:tracked-changes>
        <text:p text:style-name="MP4"><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27"><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xt:change-start text:change-id="ct515558144"/>S<text:change-end text:change-id="ct515558144"/><text:change-start text:change-id="ct515424368"/>pecification<text:change-end text:change-id="ct515424368"/><text:change text:change-id="ct457673056"/></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OpenLCB Message Network</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date style:data-style-name="N75" text:date-value="2013-04-28T01:50:14.99">Apr 28, 2013</text:date></text:p>
            </table:table-cell>
            <table:table-cell table:style-name="Table1.C1" office:value-type="string">
              <text:p text:style-name="MP6">Preliminary</text:p>
            </table:table-cell>
          </table:table-row>
        </table:table>
        <text:p text:style-name="Header"/>
      </style:header>
      <style:footer>
        <text:p text:style-name="MP7"><text:span text:style-name="Page_20_Number"><text:span text:style-name="MT3">Copyright 2011, 2012.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7</text:page-count></text:span></text:span><text:span text:style-name="Page_20_Number"><text:span text:style-name="MT5"> - </text:span></text:span><text:span text:style-name="Page_20_Number"><text:span text:style-name="MT5"><text:date style:data-style-name="N116" text:date-value="2013-04-28T01:50:14.99">4-28-2013</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Message Network Technical Note</dc:title>
    <meta:initial-creator>Alex Shepherd</meta:initial-creator>
    <meta:creation-date>2009-01-22T07:11:27</meta:creation-date>
    <meta:editing-cycles>189</meta:editing-cycles>
    <meta:editing-duration>P2DT2H52M19S</meta:editing-duration>
    <meta:generator>OpenOffice.org/3.4.1$Unix OpenOffice.org_project/341m1$Build-9593</meta:generator>
    <dc:date>2013-04-28T01:50:15</dc:date>
    <dc:creator>Bob Jacobsen</dc:creator>
    <meta:keyword>OpenLCB-CAN Message Network</meta:keyword>
    <meta:document-statistic meta:table-count="20" meta:image-count="1" meta:object-count="0" meta:page-count="27" meta:paragraph-count="751" meta:word-count="10520" meta:character-count="61513"/>
    <meta:user-defined meta:name="Info 1"/>
    <meta:user-defined meta:name="Info 2"/>
    <meta:user-defined meta:name="Info 3"/>
    <meta:user-defined meta:name="Info 4"/>
  </office:meta>
</office:document-meta>
</file>